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60000069464002B6C5232081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e7f48"/>
    </style:style>
    <style:style style:name="P3" style:family="paragraph" style:parent-style-name="Standard">
      <style:paragraph-properties fo:text-align="center" style:justify-single-word="false"/>
      <style:text-properties officeooo:paragraph-rsid="00200db3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8e7f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7f4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00db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officeooo:paragraph-rsid="0008e7f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officeooo:paragraph-rsid="001e7f48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officeooo:paragraph-rsid="00200db3" style:font-size-asian="10pt" style:font-size-complex="10pt"/>
    </style:style>
    <style:style style:name="P10" style:family="paragraph" style:parent-style-name="Standard">
      <style:text-properties style:font-name="Times New Roman" fo:font-size="10pt" officeooo:paragraph-rsid="0008e7fb" style:font-size-asian="10pt" style:font-size-complex="10pt"/>
    </style:style>
    <style:style style:name="P11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08e7fb" style:font-size-asian="10pt" style:font-size-complex="10pt"/>
    </style:style>
    <style:style style:name="P12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1e7f48" style:font-size-asian="10pt" style:font-size-complex="10pt"/>
    </style:style>
    <style:style style:name="P13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200db3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1e7f48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200db3" style:font-size-asian="10pt" style:font-size-complex="10pt"/>
    </style:style>
    <style:style style:name="P16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08e7fb" fo:background-color="transparent" style:font-size-asian="10pt" style:font-size-complex="10pt"/>
    </style:style>
    <style:style style:name="P17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1e7f48" fo:background-color="transparent" style:font-size-asian="10pt" style:font-size-complex="10pt"/>
    </style:style>
    <style:style style:name="P18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style:font-name="Times New Roman" fo:font-size="10pt" officeooo:paragraph-rsid="00200db3" fo:background-color="transparen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paragraph-rsid="0008e7f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officeooo:paragraph-rsid="001e7f48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officeooo:paragraph-rsid="00200db3" style:font-size-asian="12pt" style:font-size-complex="12pt"/>
    </style:style>
    <style:style style:name="P22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08e7fb" style:font-size-asian="12pt" style:font-size-complex="12pt"/>
    </style:style>
    <style:style style:name="P23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1e7f4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officeooo:rsid="0019b019" officeooo:paragraph-rsid="001e7f48" style:font-size-asian="12pt" style:font-size-complex="12pt"/>
    </style:style>
    <style:style style:name="P25" style:family="paragraph" style:parent-style-name="Standard">
      <style:paragraph-properties fo:margin-top="0.101cm" fo:margin-bottom="0cm" style:contextual-spacing="false" fo:text-align="center" style:justify-single-word="false" style:shadow="none"/>
      <style:text-properties style:font-name="Times New Roman" fo:font-size="12pt" officeooo:rsid="0019b019" officeooo:paragraph-rsid="00200db3" style:font-size-asian="12pt" style:font-size-complex="12pt"/>
    </style:style>
    <style:style style:name="P26" style:family="paragraph" style:parent-style-name="Standard">
      <style:text-properties style:font-name="Times New Roman" fo:font-size="8pt" officeooo:rsid="0019b019" officeooo:paragraph-rsid="0008e7fb" style:font-size-asian="7pt" style:font-size-complex="8pt"/>
    </style:style>
    <style:style style:name="P27" style:family="paragraph" style:parent-style-name="Standard">
      <style:text-properties style:font-name="Times New Roman" fo:font-size="8pt" officeooo:rsid="0019b019" officeooo:paragraph-rsid="001e7f48" style:font-size-asian="7pt" style:font-size-complex="8pt"/>
    </style:style>
    <style:style style:name="P28" style:family="paragraph" style:parent-style-name="Standard">
      <style:text-properties style:font-name="Times New Roman" fo:font-size="8pt" officeooo:rsid="0019b019" officeooo:paragraph-rsid="00200db3" style:font-size-asian="7pt" style:font-size-complex="8pt"/>
    </style:style>
    <style:style style:name="P29" style:family="paragraph" style:parent-style-name="Standard">
      <style:paragraph-properties fo:text-align="center" style:justify-single-word="false"/>
      <style:text-properties style:font-name="Times New Roman" officeooo:paragraph-rsid="0008e7fb"/>
    </style:style>
    <style:style style:name="P30" style:family="paragraph" style:parent-style-name="Standard">
      <style:paragraph-properties fo:text-align="center" style:justify-single-word="false"/>
      <style:text-properties style:font-name="Times New Roman" officeooo:paragraph-rsid="001e7f48"/>
    </style:style>
    <style:style style:name="P31" style:family="paragraph" style:parent-style-name="Standard">
      <style:paragraph-properties fo:text-align="center" style:justify-single-word="false"/>
      <style:text-properties style:font-name="Times New Roman" officeooo:paragraph-rsid="00200db3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1pt" officeooo:paragraph-rsid="0008e7fb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1pt" officeooo:paragraph-rsid="001e7f48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1pt" officeooo:paragraph-rsid="00200db3" style:font-size-asian="11pt" style:font-size-complex="11pt"/>
    </style:style>
    <style:style style:name="P35" style:family="paragraph" style:parent-style-name="Standard">
      <style:text-properties style:font-name="Times New Roman" fo:font-size="11pt" officeooo:paragraph-rsid="0008e7fb" style:font-size-asian="11pt" style:font-size-complex="11pt"/>
    </style:style>
    <style:style style:name="P36" style:family="paragraph" style:parent-style-name="Standard">
      <style:text-properties style:font-name="Times New Roman" fo:font-size="11pt" officeooo:paragraph-rsid="001e7f48" style:font-size-asian="11pt" style:font-size-complex="11pt"/>
    </style:style>
    <style:style style:name="P37" style:family="paragraph" style:parent-style-name="Standard">
      <style:text-properties style:font-name="Times New Roman" fo:font-size="11pt" officeooo:paragraph-rsid="00200db3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Times New Roman" officeooo:paragraph-rsid="0008e7fb" fo:background-color="transparent"/>
    </style:style>
    <style:style style:name="P39" style:family="paragraph" style:parent-style-name="Standard">
      <style:paragraph-properties fo:text-align="center" style:justify-single-word="false"/>
      <style:text-properties style:font-name="Times New Roman" officeooo:paragraph-rsid="001e7f48" fo:background-color="transparent"/>
    </style:style>
    <style:style style:name="P40" style:family="paragraph" style:parent-style-name="Standard">
      <style:paragraph-properties fo:text-align="center" style:justify-single-word="false"/>
      <style:text-properties style:font-name="Times New Roman" officeooo:paragraph-rsid="00200db3" fo:background-color="transparent"/>
    </style:style>
    <style:style style:name="P41" style:family="paragraph" style:parent-style-name="Standard">
      <style:text-properties style:font-name="Times New Roman" officeooo:paragraph-rsid="0008e7fb"/>
    </style:style>
    <style:style style:name="P42" style:family="paragraph" style:parent-style-name="Standard">
      <style:text-properties style:font-name="Times New Roman" officeooo:paragraph-rsid="001e7f48"/>
    </style:style>
    <style:style style:name="P43" style:family="paragraph" style:parent-style-name="Standard">
      <style:text-properties style:font-name="Times New Roman" officeooo:paragraph-rsid="00200db3"/>
    </style:style>
    <style:style style:name="P44" style:family="paragraph" style:parent-style-name="Standard">
      <style:paragraph-properties fo:text-align="center" style:justify-single-word="false"/>
      <style:text-properties fo:font-size="11pt" officeooo:paragraph-rsid="0008e7fb" style:font-size-asian="11pt" style:font-size-complex="11pt"/>
    </style:style>
    <style:style style:name="P45" style:family="paragraph" style:parent-style-name="Standard">
      <style:paragraph-properties fo:text-align="center" style:justify-single-word="false"/>
      <style:text-properties fo:font-size="11pt" officeooo:paragraph-rsid="001e7f48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fo:font-size="11pt" officeooo:paragraph-rsid="00200db3" style:font-size-asian="11pt" style:font-size-complex="11pt"/>
    </style:style>
    <style:style style:name="P47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08e7fb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1e7f48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fo:text-transform="uppercase" style:font-name="Times New Roman" fo:font-size="18pt" fo:font-weight="bold" officeooo:paragraph-rsid="00200db3" style:font-size-asian="18pt" style:font-weight-asian="bold" style:font-size-complex="18pt" style:font-weight-complex="bold"/>
    </style:style>
    <style:style style:name="P50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08e7fb" style:font-size-asian="18pt" style:font-weight-asian="bold" style:font-size-complex="18pt" style:font-weight-complex="bold"/>
    </style:style>
    <style:style style:name="P51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1e7f48" style:font-size-asian="18pt" style:font-weight-asian="bold" style:font-size-complex="18pt" style:font-weight-complex="bold"/>
    </style:style>
    <style:style style:name="P52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text-transform="uppercase" style:font-name="Times New Roman" fo:font-size="18pt" fo:font-weight="bold" officeooo:paragraph-rsid="00200db3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0pt" officeooo:paragraph-rsid="0008e7fb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fo:font-size="10pt" officeooo:paragraph-rsid="001e7f48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font-size="10pt" officeooo:paragraph-rsid="00200db3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08e7fb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1e7f48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style:use-window-font-color="true" loext:opacity="0%" fo:font-size="10pt" officeooo:paragraph-rsid="00200db3" style:font-size-asian="10pt" style:font-size-complex="10pt"/>
    </style:style>
    <style:style style:name="P59" style:family="paragraph" style:parent-style-name="Standard">
      <style:paragraph-properties fo:text-align="center" style:justify-single-word="false"/>
      <style:text-properties style:use-window-font-color="true" loext:opacity="0%" fo:font-size="10pt" fo:font-weight="bold" officeooo:paragraph-rsid="001e7f48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2de175" officeooo:paragraph-rsid="0008e7fb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2de175" officeooo:paragraph-rsid="001e7f48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1f0c8f" officeooo:paragraph-rsid="001f0c8f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200db3" officeooo:paragraph-rsid="00200db3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8pt" fo:font-weight="bold" officeooo:rsid="0020e328" officeooo:paragraph-rsid="0020e328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08e7fb" style:font-size-asian="10pt" style:font-size-complex="10pt"/>
    </style:style>
    <style:style style:name="P6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1e7f48" style:font-size-asian="10pt" style:font-size-complex="10pt"/>
    </style:style>
    <style:style style:name="P6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0pt" officeooo:paragraph-rsid="00200db3" style:font-size-asian="10pt" style:font-size-complex="10pt"/>
    </style:style>
    <style:style style:name="P68" style:family="paragraph" style:parent-style-name="Standard">
      <style:text-properties officeooo:paragraph-rsid="0008e7fb"/>
    </style:style>
    <style:style style:name="P69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08e7fb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70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1e7f48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71" style:family="paragraph" style:parent-style-name="Standard">
      <style:paragraph-properties fo:margin-left="1.6cm" fo:margin-right="0cm" fo:text-indent="0cm" style:auto-text-indent="false" style:snap-to-layout-grid="false">
        <style:tab-stops>
          <style:tab-stop style:position="13cm" style:leader-style="dotted" style:leader-text="."/>
          <style:tab-stop style:position="15cm" style:leader-style="dotted" style:leader-text="."/>
        </style:tab-stops>
      </style:paragraph-properties>
      <style:text-properties fo:color="#000000" loext:opacity="100%" style:font-name="Times New Roman" fo:font-size="10pt" fo:language="cs" fo:country="CZ" officeooo:paragraph-rsid="00200db3" fo:background-color="transparent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72" style:family="paragraph" style:parent-style-name="Standard">
      <style:text-properties officeooo:paragraph-rsid="001e7f48"/>
    </style:style>
    <style:style style:name="P73" style:family="paragraph" style:parent-style-name="Standard">
      <style:text-properties officeooo:paragraph-rsid="001f0c8f"/>
    </style:style>
    <style:style style:name="P74" style:family="paragraph" style:parent-style-name="Standard">
      <style:text-properties officeooo:paragraph-rsid="00200db3"/>
    </style:style>
    <style:style style:name="P7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paragraph-rsid="00200db3" style:font-size-asian="14pt" style:font-weight-asian="bold" style:font-size-complex="14pt" style:font-weight-complex="bold"/>
    </style:style>
    <style:style style:name="P76" style:family="paragraph">
      <loext:graphic-properties draw:fill-color="#000000"/>
      <style:paragraph-properties fo:text-align="center"/>
    </style:style>
    <style:style style:name="T1" style:family="text">
      <style:text-properties officeooo:rsid="001168df"/>
    </style:style>
    <style:style style:name="T2" style:family="text">
      <style:text-properties officeooo:rsid="002f9556"/>
    </style:style>
    <style:style style:name="T3" style:family="text">
      <style:text-properties officeooo:rsid="00271870"/>
    </style:style>
    <style:style style:name="T4" style:family="text">
      <style:text-properties officeooo:rsid="002de175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baa2f" style:font-size-asian="10pt" style:font-size-complex="10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fo:background-color="transparent" loext:char-shading-value="0" style:font-size-asian="10pt" style:font-size-complex="10pt"/>
    </style:style>
    <style:style style:name="T10" style:family="text">
      <style:text-properties style:font-name="Times New Roman" fo:font-size="10pt" fo:font-style="italic" fo:font-weight="bold" fo:background-color="transparent" loext:char-shading-value="0" style:font-size-asian="10pt" style:font-style-asian="italic" style:font-weight-asian="bold" style:font-name-complex="Times New Roman" style:font-size-complex="10pt" style:font-weight-complex="bold"/>
    </style:style>
    <style:style style:name="T1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officeooo:rsid="0058ce2c"/>
    </style:style>
    <style:style style:name="T15" style:family="text">
      <style:text-properties style:use-window-font-color="true" loext:opacity="0%" style:font-name="Times New Roman" fo:font-size="10pt" fo:font-weight="bold" officeooo:rsid="0027187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style:font-name="Times New Roman" fo:font-size="10pt" fo:font-weight="bold" officeooo:rsid="001e7f48" style:font-size-asian="10pt" style:font-weight-asian="bold" style:font-size-complex="10pt" style:font-weight-complex="bold"/>
    </style:style>
    <style:style style:name="T17" style:family="text">
      <style:text-properties style:use-window-font-color="true" loext:opacity="0%" style:font-name="Times New Roman" fo:font-size="10pt" fo:font-weight="bold" officeooo:rsid="002272ea" style:font-size-asian="10pt" style:font-weight-asian="bold" style:font-size-complex="10pt" style:font-weight-complex="bold"/>
    </style:style>
    <style:style style:name="T18" style:family="text">
      <style:text-properties style:use-window-font-color="true" loext:opacity="0%" style:font-name="Times New Roman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use-window-font-color="true" loext:opacity="0%" style:font-name="Times New Roman" fo:font-size="10pt" fo:font-weight="normal" officeooo:rsid="001e7f48" style:font-size-asian="10pt" style:font-weight-asian="normal" style:font-size-complex="10pt" style:font-weight-complex="normal"/>
    </style:style>
    <style:style style:name="T20" style:family="text">
      <style:text-properties style:use-window-font-color="true" loext:opacity="0%" style:font-name="Times New Roman" fo:font-size="10pt" fo:font-weight="normal" officeooo:rsid="00271870" style:font-size-asian="10pt" style:font-weight-asian="normal" style:font-size-complex="10pt" style:font-weight-complex="normal"/>
    </style:style>
    <style:style style:name="T21" style:family="text">
      <style:text-properties style:use-window-font-color="true" loext:opacity="0%" style:font-name="Times New Roman" fo:font-size="10pt" fo:font-weight="normal" officeooo:rsid="002272ea" style:font-size-asian="10pt" style:font-weight-asian="normal" style:font-size-complex="10pt" style:font-weight-complex="normal"/>
    </style:style>
    <style:style style:name="T22" style:family="text">
      <style:text-properties style:use-window-font-color="true" loext:opacity="0%" fo:background-color="transparent" loext:char-shading-value="0"/>
    </style:style>
    <style:style style:name="T23" style:family="text">
      <style:text-properties style:use-window-font-color="true" loext:opacity="0%" officeooo:rsid="0031c274" fo:background-color="transparent" loext:char-shading-value="0"/>
    </style:style>
    <style:style style:name="T24" style:family="text">
      <style:text-properties style:use-window-font-color="true" loext:opacity="0%" officeooo:rsid="0058ce2c" fo:background-color="transparent" loext:char-shading-value="0"/>
    </style:style>
    <style:style style:name="T25" style:family="text">
      <style:text-properties style:use-window-font-color="true" loext:opacity="0%" officeooo:rsid="0021dbdd" fo:background-color="transparent" loext:char-shading-value="0"/>
    </style:style>
    <style:style style:name="T26" style:family="text">
      <style:text-properties style:use-window-font-color="true" loext:opacity="0%" officeooo:rsid="002272ea"/>
    </style:style>
    <style:style style:name="T27" style:family="text">
      <style:text-properties officeooo:rsid="002baa2f"/>
    </style:style>
    <style:style style:name="T28" style:family="text">
      <style:text-properties fo:color="#000000" loext:opacity="100%" fo:language="cs" fo:country="CZ" style:font-name-asian="Times New Roman" style:language-asian="zh" style:country-asian="CN" style:font-name-complex="Times New Roman" style:language-complex="ar" style:country-complex="SA"/>
    </style:style>
    <style:style style:name="T29" style:family="text">
      <style:text-properties fo:color="#000000" loext:opacity="100%" fo:language="cs" fo:country="CZ" officeooo:rsid="002baa2f" style:font-name-asian="Times New Roman" style:language-asian="zh" style:country-asian="CN" style:font-name-complex="Times New Roman" style:language-complex="ar" style:country-complex="SA"/>
    </style:style>
    <style:style style:name="T30" style:family="text">
      <style:text-properties officeooo:rsid="0036f232"/>
    </style:style>
    <style:style style:name="T31" style:family="text">
      <style:text-properties fo:color="#c9211e" loext:opacity="100%" fo:background-color="transparent" loext:char-shading-value="0"/>
    </style:style>
    <style:style style:name="T32" style:family="text">
      <style:text-properties fo:color="#c9211e" loext:opacity="100%" officeooo:rsid="0031c274" fo:background-color="transparent" loext:char-shading-value="0"/>
    </style:style>
    <style:style style:name="T33" style:family="text">
      <style:text-properties fo:color="#c9211e" loext:opacity="100%" officeooo:rsid="0058ce2c" fo:background-color="transparent" loext:char-shading-value="0"/>
    </style:style>
    <style:style style:name="T34" style:family="text">
      <style:text-properties fo:color="#c9211e" loext:opacity="100%" officeooo:rsid="002272ea" fo:background-color="transparent" loext:char-shading-value="0"/>
    </style:style>
    <style:style style:name="T35" style:family="text">
      <style:text-properties fo:color="#c9211e" loext:opacity="100%" style:font-name="Times New Roman" fo:font-size="10pt" fo:font-weight="bold" style:font-size-asian="10pt" style:font-weight-asian="bold" style:font-size-complex="10pt" style:font-weight-complex="bold"/>
    </style:style>
    <style:style style:name="T36" style:family="text">
      <style:text-properties fo:color="#c9211e" loext:opacity="100%" style:font-name="Times New Roman" fo:font-size="10pt" style:font-size-asian="10pt" style:font-size-complex="10pt"/>
    </style:style>
    <style:style style:name="T37" style:family="text">
      <style:text-properties officeooo:rsid="001e7f48"/>
    </style:style>
    <style:style style:name="T38" style:family="text">
      <style:text-properties officeooo:rsid="001f0c8f"/>
    </style:style>
    <style:style style:name="T39" style:family="text">
      <style:text-properties officeooo:rsid="00200db3"/>
    </style:style>
    <style:style style:name="T40" style:family="text">
      <style:text-properties officeooo:rsid="0020e328"/>
    </style:style>
    <style:style style:name="T41" style:family="text">
      <style:text-properties officeooo:rsid="00214680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31c274" fo:background-color="transparent" loext:char-shading-value="0"/>
    </style:style>
    <style:style style:name="T44" style:family="text">
      <style:text-properties officeooo:rsid="0058ce2c" fo:background-color="transparent" loext:char-shading-value="0"/>
    </style:style>
    <style:style style:name="T45" style:family="text">
      <style:text-properties officeooo:rsid="002272ea" fo:background-color="transparent" loext:char-shading-value="0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/>
      <text:p text:style-name="P22"/>
      <text:p text:style-name="P22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6"><draw:line text:anchor-type="paragraph" draw:z-index="0" draw:name="Tvar1" draw:style-name="gr1" draw:text-style-name="P76" svg:x1="0.535cm" svg:y1="0.083cm" svg:x2="20.402cm" svg:y2="0.155cm"><text:p/></draw:line></text:p>
      <text:p text:style-name="P29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4"/>
      <text:p text:style-name="P47">OSVĚDČENÍ</text:p>
      <text:p text:style-name="P50">O REKVALIFIKACI</text:p>
      <text:p text:style-name="P4">čísl<text:span text:style-name="T13">o: </text:span><text:span text:style-name="T22">AK/20</text:span><text:span text:style-name="T23">2</text:span><text:span text:style-name="T24">2</text:span><text:span text:style-name="T22">/0</text:span><text:span text:style-name="T23">0</text:span><text:span text:style-name="T25">86</text:span></text:p>
      <text:p text:style-name="P44"/>
      <text:p text:style-name="P19">po úspěšném ukončení vzdělávacího programu rekvalifikačního kurzu, podle vyhlášky MŠMT</text:p>
      <text:p text:style-name="P19">č. 176/2009 Sb., kterou se stanoví náležitosti žádosti o akreditaci vzdělávacího programu,</text:p>
      <text:p text:style-name="P19">organizace vzdělávání v rekvalifikačním zařízení a způsob jeho ukončení.</text:p>
      <text:p text:style-name="P32"/>
      <text:p text:style-name="P60">Iryna Turchak</text:p>
      <text:p text:style-name="P44"/>
      <text:p text:style-name="P65"><text:span text:style-name="T3">n</text:span>arozena <text:span text:style-name="T37">21. 4. 1984, Ukrajina</text:span></text:p>
      <text:p text:style-name="P53"/>
      <text:p text:style-name="P68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0"/>
      <text:p text:style-name="P68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0"/>
      <text:p text:style-name="P10"><text:tab/> <text:s text:c="2"/>Kurz proběhl v období od<text:span text:style-name="T13"> </text:span><text:span text:style-name="T14">1. 7. 2022 do 22. 7. 2022</text:span></text:p>
      <text:p text:style-name="P10"/>
      <text:p text:style-name="P10"><text:tab/> <text:s text:c="2"/>V rozsahu<text:tab/> <text:tab/> <text:s text:c="3"/>- na teorii <text:s/><text:tab/><text:tab/><text:tab/><text:tab/><text:span text:style-name="T27">6</text:span>0 vyučovacích hodin</text:p>
      <text:p text:style-name="P10"><text:tab/><text:tab/><text:tab/><text:tab/><text:tab/><text:tab/><text:tab/><text:tab/> <text:span text:style-name="T27">z toho <text:s text:c="2"/>0 distanční formou</text:span></text:p>
      <text:p text:style-name="P10"><text:tab/><text:tab/><text:tab/><text:tab/> <text:s text:c="3"/>- na praxi <text:tab/><text:tab/><text:tab/> <text:s text:c="13"/>0 hodin</text:p>
      <text:p text:style-name="P35"/>
      <text:p text:style-name="P41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3"><text:s/><text:tab/><text:tab/><text:tab/><text:tab/> <text:s text:c="62"/></text:p>
      <text:p text:style-name="P10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1"><text:span text:style-name="T27">Bydlení</text:span><text:tab/><text:tab/> <text:s/><text:span text:style-name="T27">2</text:span> hod./0 hod.</text:p>
      <text:p text:style-name="P11"><text:span text:style-name="T27">Stravování</text:span><text:tab/><text:tab/> <text:s/><text:span text:style-name="T27">2</text:span> hod./0 hod.</text:p>
      <text:p text:style-name="P11"><text:span text:style-name="T27">Denní režim</text:span><text:tab/><text:tab/> <text:s/><text:span text:style-name="T27">2</text:span> hod./0 hod.</text:p>
      <text:p text:style-name="P11"><text:span text:style-name="T27">Volný čas</text:span><text:tab/><text:tab/> <text:s/><text:span text:style-name="T27">3</text:span>hod./0 hod.</text:p>
      <text:p text:style-name="P11"><text:span text:style-name="T27">Práce</text:span><text:tab/><text:tab/> <text:s/><text:span text:style-name="T27">6</text:span> hod./0 hod.</text:p>
      <text:p text:style-name="P16"><text:span text:style-name="T28">Péče o zdraví, zdravotní pojištění</text:span><text:tab/><text:tab/> <text:s/><text:span text:style-name="T30">8</text:span> hod./0 hod.</text:p>
      <text:p text:style-name="P16"><text:span text:style-name="T27">Nakupování a služby</text:span><text:tab/><text:tab/> <text:s/><text:span text:style-name="T30">8</text:span>hod./0 hod.</text:p>
      <text:p text:style-name="P16"><text:span text:style-name="T27">Cestování</text:span><text:tab/><text:tab/> <text:s/><text:span text:style-name="T30">8</text:span> hod./0 hod.</text:p>
      <text:p text:style-name="P16"><text:span text:style-name="T29">Vzdělávání</text:span><text:tab/><text:tab/> <text:s/><text:span text:style-name="T30">8</text:span> hod./0 hod.</text:p>
      <text:p text:style-name="P16"><text:span text:style-name="T27">Styk s úřady</text:span><text:tab/><text:tab/> <text:s/><text:span text:style-name="T30">8</text:span>hod./0 hod.</text:p>
      <text:p text:style-name="P16"><text:span text:style-name="T28">Styk s policií a složkami záchranného systému</text:span><text:tab/><text:tab/> <text:s/><text:span text:style-name="T30">8</text:span> hod./0 hod.</text:p>
      <text:p text:style-name="P16"><text:span text:style-name="T28">Okolní prostředí a příroda</text:span><text:tab/><text:tab/> <text:s/><text:span text:style-name="T30">8</text:span> hod./0 hod.</text:p>
      <text:p text:style-name="P69">Kontakt s majoritní společností<text:tab/><text:tab/> <text:s/><text:span text:style-name="T30">8</text:span> hod./0 hod</text:p>
      <text:p text:style-name="P38"><text:s/></text:p>
      <text:p text:style-name="P68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9">22.7</text:span></text:span><text:span text:style-name="Standardní_20_písmo_20_odstavce"><text:span text:style-name="T18">. 20</text:span></text:span><text:span text:style-name="Standardní_20_písmo_20_odstavce"><text:span text:style-name="T20">22</text:span></text:span></text:p>
      <text:p text:style-name="P56"/>
      <text:p text:style-name="P72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7"/>
      <text:p text:style-name="P7"/>
      <text:p text:style-name="P7"><text:tab/><text:tab/><text:tab/><text:tab/><text:tab/><text:tab/><text:tab/><text:tab/>…........…..…………………..……….…</text:p>
      <text:p text:style-name="P10"><text:tab/><text:tab/> <text:s text:c="6"/><text:tab/><text:tab/><text:tab/><text:tab/><text:tab/><text:tab/><text:tab/> <text:s text:c="6"/><text:tab/><text:tab/> <text:s text:c="5"/>Mgr. Jana Brabcová</text:p>
      <text:p text:style-name="P10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4"/>
      <text:p text:style-name="P2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7"><draw:line text:anchor-type="paragraph" draw:z-index="1" draw:name="Tvar1" draw:style-name="gr1" draw:text-style-name="P76" svg:x1="0.535cm" svg:y1="0.083cm" svg:x2="20.402cm" svg:y2="0.155cm"><text:p/></draw:line></text:p>
      <text:p text:style-name="P3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5"/>
      <text:p text:style-name="P48">OSVĚDČENÍ</text:p>
      <text:p text:style-name="P51">O REKVALIFIKACI</text:p>
      <text:p text:style-name="P5">číslo: <text:span text:style-name="T22">AK/20</text:span><text:span text:style-name="T23">2</text:span><text:span text:style-name="T24">2</text:span><text:span text:style-name="T22">/0</text:span><text:span text:style-name="T23">0</text:span><text:span text:style-name="T25">87</text:span></text:p>
      <text:p text:style-name="P45"/>
      <text:p text:style-name="P20">po úspěšném ukončení vzdělávacího programu rekvalifikačního kurzu, podle vyhlášky MŠMT</text:p>
      <text:p text:style-name="P20">č. 176/2009 Sb., kterou se stanoví náležitosti žádosti o akreditaci vzdělávacího programu,</text:p>
      <text:p text:style-name="P20">organizace vzdělávání v rekvalifikačním zařízení a způsob jeho ukončení.</text:p>
      <text:p text:style-name="P33"/>
      <text:p text:style-name="P61">Inna Zghadova</text:p>
      <text:p text:style-name="P45"/>
      <text:p text:style-name="P66"><text:span text:style-name="T3">n</text:span>arozena <text:span text:style-name="T37">5. 8. 1983, Ukrajina</text:span></text:p>
      <text:p text:style-name="P54"/>
      <text:p text:style-name="P72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4"/>
      <text:p text:style-name="P72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4"/>
      <text:p text:style-name="P14"><text:tab/> <text:s text:c="2"/>Kurz proběhl v období od<text:span text:style-name="T13"> </text:span><text:span text:style-name="T14">1. 7. 2022 do 22. 7. 2022</text:span></text:p>
      <text:p text:style-name="P14"/>
      <text:p text:style-name="P14"><text:tab/> <text:s text:c="2"/>V rozsahu<text:tab/> <text:tab/> <text:s text:c="3"/>- na teorii <text:s/><text:tab/><text:tab/><text:tab/><text:tab/><text:span text:style-name="T27">6</text:span>0 vyučovacích hodin</text:p>
      <text:p text:style-name="P14"><text:tab/><text:tab/><text:tab/><text:tab/><text:tab/><text:tab/><text:tab/><text:tab/> <text:span text:style-name="T27">z toho <text:s text:c="2"/>0 distanční formou</text:span></text:p>
      <text:p text:style-name="P14"><text:tab/><text:tab/><text:tab/><text:tab/> <text:s text:c="3"/>- na praxi <text:tab/><text:tab/><text:tab/> <text:s text:c="13"/>0 hodin</text:p>
      <text:p text:style-name="P36"/>
      <text:p text:style-name="P42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4"><text:s/><text:tab/><text:tab/><text:tab/><text:tab/> <text:s text:c="62"/></text:p>
      <text:p text:style-name="P14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2"><text:span text:style-name="T27">Bydlení</text:span><text:tab/><text:tab/> <text:s/><text:span text:style-name="T27">2</text:span> hod./0 hod.</text:p>
      <text:p text:style-name="P12"><text:span text:style-name="T27">Stravování</text:span><text:tab/><text:tab/> <text:s/><text:span text:style-name="T27">2</text:span> hod./0 hod.</text:p>
      <text:p text:style-name="P12"><text:span text:style-name="T27">Denní režim</text:span><text:tab/><text:tab/> <text:s/><text:span text:style-name="T27">2</text:span> hod./0 hod.</text:p>
      <text:p text:style-name="P12"><text:span text:style-name="T27">Volný čas</text:span><text:tab/><text:tab/> <text:s/><text:span text:style-name="T27">3</text:span>hod./0 hod.</text:p>
      <text:p text:style-name="P12"><text:span text:style-name="T27">Práce</text:span><text:tab/><text:tab/> <text:s/><text:span text:style-name="T27">6</text:span> hod./0 hod.</text:p>
      <text:p text:style-name="P17"><text:span text:style-name="T28">Péče o zdraví, zdravotní pojištění</text:span><text:tab/><text:tab/> <text:s/><text:span text:style-name="T30">8</text:span> hod./0 hod.</text:p>
      <text:p text:style-name="P17"><text:span text:style-name="T27">Nakupování a služby</text:span><text:tab/><text:tab/> <text:s/><text:span text:style-name="T30">8</text:span>hod./0 hod.</text:p>
      <text:p text:style-name="P17"><text:span text:style-name="T27">Cestování</text:span><text:tab/><text:tab/> <text:s/><text:span text:style-name="T30">8</text:span> hod./0 hod.</text:p>
      <text:p text:style-name="P17"><text:span text:style-name="T29">Vzdělávání</text:span><text:tab/><text:tab/> <text:s/><text:span text:style-name="T30">8</text:span> hod./0 hod.</text:p>
      <text:p text:style-name="P17"><text:span text:style-name="T27">Styk s úřady</text:span><text:tab/><text:tab/> <text:s/><text:span text:style-name="T30">8</text:span>hod./0 hod.</text:p>
      <text:p text:style-name="P17"><text:span text:style-name="T28">Styk s policií a složkami záchranného systému</text:span><text:tab/><text:tab/> <text:s/><text:span text:style-name="T30">8</text:span> hod./0 hod.</text:p>
      <text:p text:style-name="P17"><text:span text:style-name="T28">Okolní prostředí a příroda</text:span><text:tab/><text:tab/> <text:s/><text:span text:style-name="T30">8</text:span> hod./0 hod.</text:p>
      <text:p text:style-name="P70">Kontakt s majoritní společností<text:tab/><text:tab/> <text:s/><text:span text:style-name="T30">8</text:span> hod./0 hod</text:p>
      <text:p text:style-name="P39"><text:s/></text:p>
      <text:p text:style-name="P72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7"/>
      <text:p text:style-name="P72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8"/>
      <text:p text:style-name="P8"/>
      <text:p text:style-name="P8"><text:tab/><text:tab/><text:tab/><text:tab/><text:tab/><text:tab/><text:tab/><text:tab/>…........…..…………………..……….…</text:p>
      <text:p text:style-name="P14"><text:tab/><text:tab/> <text:s text:c="6"/><text:tab/><text:tab/><text:tab/><text:tab/><text:tab/><text:tab/><text:tab/> <text:s text:c="6"/><text:tab/><text:tab/> <text:s text:c="5"/>Mgr. Jana Brabcová</text:p>
      <text:p text:style-name="P14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/>
      <text:p text:style-name="P2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7"><draw:line text:anchor-type="paragraph" draw:z-index="2" draw:name="Tvar1" draw:style-name="gr1" draw:text-style-name="P76" svg:x1="0.535cm" svg:y1="0.083cm" svg:x2="20.402cm" svg:y2="0.155cm"><text:p/></draw:line></text:p>
      <text:p text:style-name="P3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5"/>
      <text:p text:style-name="P48">OSVĚDČENÍ</text:p>
      <text:p text:style-name="P51">O REKVALIFIKACI</text:p>
      <text:p text:style-name="P5">číslo: <text:span text:style-name="T22">AK/20</text:span><text:span text:style-name="T23">2</text:span><text:span text:style-name="T24">2</text:span><text:span text:style-name="T22">/0</text:span><text:span text:style-name="T23">0</text:span><text:span text:style-name="T25">88</text:span></text:p>
      <text:p text:style-name="P45"/>
      <text:p text:style-name="P20">po úspěšném ukončení vzdělávacího programu rekvalifikačního kurzu, podle vyhlášky MŠMT</text:p>
      <text:p text:style-name="P20">č. 176/2009 Sb., kterou se stanoví náležitosti žádosti o akreditaci vzdělávacího programu,</text:p>
      <text:p text:style-name="P20">organizace vzdělávání v rekvalifikačním zařízení a způsob jeho ukončení.</text:p>
      <text:p text:style-name="P33"/>
      <text:p text:style-name="P61">Dmytro Sokol</text:p>
      <text:p text:style-name="P45"/>
      <text:p text:style-name="P66"><text:span text:style-name="T3">n</text:span>arozen <text:span text:style-name="T38">2. 12. 2006, Ukrajina</text:span></text:p>
      <text:p text:style-name="P54"/>
      <text:p text:style-name="P72"><text:span text:style-name="T5"><text:tab/> <text:s text:c="2"/></text:span><text:span text:style-name="Standardní_20_písmo_20_odstavce"><text:span text:style-name="T8">absolvoval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4"/>
      <text:p text:style-name="P72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4"/>
      <text:p text:style-name="P14"><text:tab/> <text:s text:c="2"/>Kurz proběhl v období od<text:span text:style-name="T13"> </text:span><text:span text:style-name="T14">1. 7. 2022 do 22. 7. 2022</text:span></text:p>
      <text:p text:style-name="P14"/>
      <text:p text:style-name="P14"><text:tab/> <text:s text:c="2"/>V rozsahu<text:tab/> <text:tab/> <text:s text:c="3"/>- na teorii <text:s/><text:tab/><text:tab/><text:tab/><text:tab/><text:span text:style-name="T27">6</text:span>0 vyučovacích hodin</text:p>
      <text:p text:style-name="P14"><text:tab/><text:tab/><text:tab/><text:tab/><text:tab/><text:tab/><text:tab/><text:tab/> <text:span text:style-name="T27">z toho <text:s text:c="2"/>0 distanční formou</text:span></text:p>
      <text:p text:style-name="P14"><text:tab/><text:tab/><text:tab/><text:tab/> <text:s text:c="3"/>- na praxi <text:tab/><text:tab/><text:tab/> <text:s text:c="13"/>0 hodin</text:p>
      <text:p text:style-name="P36"/>
      <text:p text:style-name="P42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4"><text:s/><text:tab/><text:tab/><text:tab/><text:tab/> <text:s text:c="62"/></text:p>
      <text:p text:style-name="P14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2"><text:span text:style-name="T27">Bydlení</text:span><text:tab/><text:tab/> <text:s/><text:span text:style-name="T27">2</text:span> hod./0 hod.</text:p>
      <text:p text:style-name="P12"><text:span text:style-name="T27">Stravování</text:span><text:tab/><text:tab/> <text:s/><text:span text:style-name="T27">2</text:span> hod./0 hod.</text:p>
      <text:p text:style-name="P12"><text:span text:style-name="T27">Denní režim</text:span><text:tab/><text:tab/> <text:s/><text:span text:style-name="T27">2</text:span> hod./0 hod.</text:p>
      <text:p text:style-name="P12"><text:span text:style-name="T27">Volný čas</text:span><text:tab/><text:tab/> <text:s/><text:span text:style-name="T27">3</text:span>hod./0 hod.</text:p>
      <text:p text:style-name="P12"><text:span text:style-name="T27">Práce</text:span><text:tab/><text:tab/> <text:s/><text:span text:style-name="T27">6</text:span> hod./0 hod.</text:p>
      <text:p text:style-name="P17"><text:span text:style-name="T28">Péče o zdraví, zdravotní pojištění</text:span><text:tab/><text:tab/> <text:s/><text:span text:style-name="T30">8</text:span> hod./0 hod.</text:p>
      <text:p text:style-name="P17"><text:span text:style-name="T27">Nakupování a služby</text:span><text:tab/><text:tab/> <text:s/><text:span text:style-name="T30">8</text:span>hod./0 hod.</text:p>
      <text:p text:style-name="P17"><text:span text:style-name="T27">Cestování</text:span><text:tab/><text:tab/> <text:s/><text:span text:style-name="T30">8</text:span> hod./0 hod.</text:p>
      <text:p text:style-name="P17"><text:span text:style-name="T29">Vzdělávání</text:span><text:tab/><text:tab/> <text:s/><text:span text:style-name="T30">8</text:span> hod./0 hod.</text:p>
      <text:p text:style-name="P17"><text:span text:style-name="T27">Styk s úřady</text:span><text:tab/><text:tab/> <text:s/><text:span text:style-name="T30">8</text:span>hod./0 hod.</text:p>
      <text:p text:style-name="P17"><text:span text:style-name="T28">Styk s policií a složkami záchranného systému</text:span><text:tab/><text:tab/> <text:s/><text:span text:style-name="T30">8</text:span> hod./0 hod.</text:p>
      <text:p text:style-name="P17"><text:span text:style-name="T28">Okolní prostředí a příroda</text:span><text:tab/><text:tab/> <text:s/><text:span text:style-name="T30">8</text:span> hod./0 hod.</text:p>
      <text:p text:style-name="P70">Kontakt s majoritní společností<text:tab/><text:tab/> <text:s/><text:span text:style-name="T30">8</text:span> hod./0 hod</text:p>
      <text:p text:style-name="P39"><text:s/></text:p>
      <text:p text:style-name="P72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7"/>
      <text:p text:style-name="P72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8"/>
      <text:p text:style-name="P8"/>
      <text:p text:style-name="P8"><text:tab/><text:tab/><text:tab/><text:tab/><text:tab/><text:tab/><text:tab/><text:tab/>…........…..…………………..……….…</text:p>
      <text:p text:style-name="P14"><text:tab/><text:tab/> <text:s text:c="6"/><text:tab/><text:tab/><text:tab/><text:tab/><text:tab/><text:tab/><text:tab/> <text:s text:c="6"/><text:tab/><text:tab/> <text:s text:c="5"/>Mgr. Jana Brabcová</text:p>
      <text:p text:style-name="P14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3"/>
      <text:p text:style-name="P2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7"><draw:line text:anchor-type="paragraph" draw:z-index="3" draw:name="Tvar1" draw:style-name="gr1" draw:text-style-name="P76" svg:x1="0.535cm" svg:y1="0.083cm" svg:x2="20.402cm" svg:y2="0.155cm"><text:p/></draw:line></text:p>
      <text:p text:style-name="P3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5"/>
      <text:p text:style-name="P48">OSVĚDČENÍ</text:p>
      <text:p text:style-name="P51">O REKVALIFIKACI</text:p>
      <text:p text:style-name="P5">číslo:<text:span text:style-name="T13"> </text:span><text:span text:style-name="T22">AK/20</text:span><text:span text:style-name="T23">2</text:span><text:span text:style-name="T24">2</text:span><text:span text:style-name="T22">/0</text:span><text:span text:style-name="T23">0</text:span><text:span text:style-name="T25">89</text:span></text:p>
      <text:p text:style-name="P45"/>
      <text:p text:style-name="P20">po úspěšném ukončení vzdělávacího programu rekvalifikačního kurzu, podle vyhlášky MŠMT</text:p>
      <text:p text:style-name="P20">č. 176/2009 Sb., kterou se stanoví náležitosti žádosti o akreditaci vzdělávacího programu,</text:p>
      <text:p text:style-name="P20">organizace vzdělávání v rekvalifikačním zařízení a způsob jeho ukončení.</text:p>
      <text:p text:style-name="P33"/>
      <text:p text:style-name="P62">Olha Trehub</text:p>
      <text:p text:style-name="P45"/>
      <text:p text:style-name="P66"><text:span text:style-name="T3">n</text:span>arozena <text:span text:style-name="T38">10. 1. 1980, Ukrajina</text:span></text:p>
      <text:p text:style-name="P54"/>
      <text:p text:style-name="P72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4"/>
      <text:p text:style-name="P72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4"/>
      <text:p text:style-name="P14"><text:tab/> <text:s text:c="2"/>Kurz proběhl v období od<text:span text:style-name="T13"> </text:span><text:span text:style-name="T14">1. 7. 2022 do 22. 7. 2022</text:span></text:p>
      <text:p text:style-name="P14"/>
      <text:p text:style-name="P14"><text:tab/> <text:s text:c="2"/>V rozsahu<text:tab/> <text:tab/> <text:s text:c="3"/>- na teorii <text:s/><text:tab/><text:tab/><text:tab/><text:tab/><text:span text:style-name="T27">6</text:span>0 vyučovacích hodin</text:p>
      <text:p text:style-name="P14"><text:tab/><text:tab/><text:tab/><text:tab/><text:tab/><text:tab/><text:tab/><text:tab/> <text:span text:style-name="T27">z toho <text:s text:c="2"/>0 distanční formou</text:span></text:p>
      <text:p text:style-name="P14"><text:tab/><text:tab/><text:tab/><text:tab/> <text:s text:c="3"/>- na praxi <text:tab/><text:tab/><text:tab/> <text:s text:c="13"/>0 hodin</text:p>
      <text:p text:style-name="P36"/>
      <text:p text:style-name="P42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4"><text:s/><text:tab/><text:tab/><text:tab/><text:tab/> <text:s text:c="62"/></text:p>
      <text:p text:style-name="P14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2"><text:span text:style-name="T27">Bydlení</text:span><text:tab/><text:tab/> <text:s/><text:span text:style-name="T27">2</text:span> hod./0 hod.</text:p>
      <text:p text:style-name="P12"><text:span text:style-name="T27">Stravování</text:span><text:tab/><text:tab/> <text:s/><text:span text:style-name="T27">2</text:span> hod./0 hod.</text:p>
      <text:p text:style-name="P12"><text:span text:style-name="T27">Denní režim</text:span><text:tab/><text:tab/> <text:s/><text:span text:style-name="T27">2</text:span> hod./0 hod.</text:p>
      <text:p text:style-name="P12"><text:span text:style-name="T27">Volný čas</text:span><text:tab/><text:tab/> <text:s/><text:span text:style-name="T27">3</text:span>hod./0 hod.</text:p>
      <text:p text:style-name="P12"><text:span text:style-name="T27">Práce</text:span><text:tab/><text:tab/> <text:s/><text:span text:style-name="T27">6</text:span> hod./0 hod.</text:p>
      <text:p text:style-name="P17"><text:span text:style-name="T28">Péče o zdraví, zdravotní pojištění</text:span><text:tab/><text:tab/> <text:s/><text:span text:style-name="T30">8</text:span> hod./0 hod.</text:p>
      <text:p text:style-name="P17"><text:span text:style-name="T27">Nakupování a služby</text:span><text:tab/><text:tab/> <text:s/><text:span text:style-name="T30">8</text:span>hod./0 hod.</text:p>
      <text:p text:style-name="P17"><text:span text:style-name="T27">Cestování</text:span><text:tab/><text:tab/> <text:s/><text:span text:style-name="T30">8</text:span> hod./0 hod.</text:p>
      <text:p text:style-name="P17"><text:span text:style-name="T29">Vzdělávání</text:span><text:tab/><text:tab/> <text:s/><text:span text:style-name="T30">8</text:span> hod./0 hod.</text:p>
      <text:p text:style-name="P17"><text:span text:style-name="T27">Styk s úřady</text:span><text:tab/><text:tab/> <text:s/><text:span text:style-name="T30">8</text:span>hod./0 hod.</text:p>
      <text:p text:style-name="P17"><text:span text:style-name="T28">Styk s policií a složkami záchranného systému</text:span><text:tab/><text:tab/> <text:s/><text:span text:style-name="T30">8</text:span> hod./0 hod.</text:p>
      <text:p text:style-name="P17"><text:span text:style-name="T28">Okolní prostředí a příroda</text:span><text:tab/><text:tab/> <text:s/><text:span text:style-name="T30">8</text:span> hod./0 hod.</text:p>
      <text:p text:style-name="P70">Kontakt s majoritní společností<text:tab/><text:tab/> <text:s/><text:span text:style-name="T30">8</text:span> hod./0 hod</text:p>
      <text:p text:style-name="P39"><text:s/></text:p>
      <text:p text:style-name="P73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7"/>
      <text:p text:style-name="P73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8"/>
      <text:p text:style-name="P8"/>
      <text:p text:style-name="P8"><text:tab/><text:tab/><text:tab/><text:tab/><text:tab/><text:tab/><text:tab/><text:tab/>…........…..…………………..……….…</text:p>
      <text:p text:style-name="P14"><text:tab/><text:tab/> <text:s text:c="6"/><text:tab/><text:tab/><text:tab/><text:tab/><text:tab/><text:tab/><text:tab/> <text:s text:c="6"/><text:tab/><text:tab/> <text:s text:c="5"/>Mgr. Jana Brabcová</text:p>
      <text:p text:style-name="P14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7"><draw:line text:anchor-type="paragraph" draw:z-index="4" draw:name="Tvar1" draw:style-name="gr1" draw:text-style-name="P76" svg:x1="0.535cm" svg:y1="0.083cm" svg:x2="20.402cm" svg:y2="0.155cm"><text:p/></draw:line></text:p>
      <text:p text:style-name="P3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5"/>
      <text:p text:style-name="P48">OSVĚDČENÍ</text:p>
      <text:p text:style-name="P51">O REKVALIFIKACI</text:p>
      <text:p text:style-name="P5">číslo: <text:span text:style-name="T22">AK/20</text:span><text:span text:style-name="T23">2</text:span><text:span text:style-name="T24">2</text:span><text:span text:style-name="T22">/0</text:span><text:span text:style-name="T23">0</text:span><text:span text:style-name="T25">90</text:span></text:p>
      <text:p text:style-name="P45"/>
      <text:p text:style-name="P20">po úspěšném ukončení vzdělávacího programu rekvalifikačního kurzu, podle vyhlášky MŠMT</text:p>
      <text:p text:style-name="P20">č. 176/2009 Sb., kterou se stanoví náležitosti žádosti o akreditaci vzdělávacího programu,</text:p>
      <text:p text:style-name="P20">organizace vzdělávání v rekvalifikačním zařízení a způsob jeho ukončení.</text:p>
      <text:p text:style-name="P33"/>
      <text:p text:style-name="P62">Oksana Dunaiska</text:p>
      <text:p text:style-name="P45"/>
      <text:p text:style-name="P66"><text:span text:style-name="T3">n</text:span>arozena <text:span text:style-name="T37">2. 2. 1980, Ukrajina</text:span></text:p>
      <text:p text:style-name="P54"/>
      <text:p text:style-name="P72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4"/>
      <text:p text:style-name="P72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4"/>
      <text:p text:style-name="P14"><text:tab/> <text:s text:c="2"/>Kurz proběhl v období od<text:span text:style-name="T13"> </text:span><text:span text:style-name="T14">1. 7. 2022 do 22. 7. 2022</text:span></text:p>
      <text:p text:style-name="P14"/>
      <text:p text:style-name="P14"><text:tab/> <text:s text:c="2"/>V rozsahu<text:tab/> <text:tab/> <text:s text:c="3"/>- na teorii <text:s/><text:tab/><text:tab/><text:tab/><text:tab/><text:span text:style-name="T27">6</text:span>0 vyučovacích hodin</text:p>
      <text:p text:style-name="P14"><text:tab/><text:tab/><text:tab/><text:tab/><text:tab/><text:tab/><text:tab/><text:tab/> <text:span text:style-name="T27">z toho <text:s text:c="2"/>0 distanční formou</text:span></text:p>
      <text:p text:style-name="P14"><text:tab/><text:tab/><text:tab/><text:tab/> <text:s text:c="3"/>- na praxi <text:tab/><text:tab/><text:tab/> <text:s text:c="13"/>0 hodin</text:p>
      <text:p text:style-name="P36"/>
      <text:p text:style-name="P42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4"><text:s/><text:tab/><text:tab/><text:tab/><text:tab/> <text:s text:c="62"/></text:p>
      <text:p text:style-name="P14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2"><text:span text:style-name="T27">Bydlení</text:span><text:tab/><text:tab/> <text:s/><text:span text:style-name="T27">2</text:span> hod./0 hod.</text:p>
      <text:p text:style-name="P12"><text:span text:style-name="T27">Stravování</text:span><text:tab/><text:tab/> <text:s/><text:span text:style-name="T27">2</text:span> hod./0 hod.</text:p>
      <text:p text:style-name="P12"><text:span text:style-name="T27">Denní režim</text:span><text:tab/><text:tab/> <text:s/><text:span text:style-name="T27">2</text:span> hod./0 hod.</text:p>
      <text:p text:style-name="P12"><text:span text:style-name="T27">Volný čas</text:span><text:tab/><text:tab/> <text:s/><text:span text:style-name="T27">3</text:span>hod./0 hod.</text:p>
      <text:p text:style-name="P12"><text:span text:style-name="T27">Práce</text:span><text:tab/><text:tab/> <text:s/><text:span text:style-name="T27">6</text:span> hod./0 hod.</text:p>
      <text:p text:style-name="P17"><text:span text:style-name="T28">Péče o zdraví, zdravotní pojištění</text:span><text:tab/><text:tab/> <text:s/><text:span text:style-name="T30">8</text:span> hod./0 hod.</text:p>
      <text:p text:style-name="P17"><text:span text:style-name="T27">Nakupování a služby</text:span><text:tab/><text:tab/> <text:s/><text:span text:style-name="T30">8</text:span>hod./0 hod.</text:p>
      <text:p text:style-name="P17"><text:span text:style-name="T27">Cestování</text:span><text:tab/><text:tab/> <text:s/><text:span text:style-name="T30">8</text:span> hod./0 hod.</text:p>
      <text:p text:style-name="P17"><text:span text:style-name="T29">Vzdělávání</text:span><text:tab/><text:tab/> <text:s/><text:span text:style-name="T30">8</text:span> hod./0 hod.</text:p>
      <text:p text:style-name="P17"><text:span text:style-name="T27">Styk s úřady</text:span><text:tab/><text:tab/> <text:s/><text:span text:style-name="T30">8</text:span>hod./0 hod.</text:p>
      <text:p text:style-name="P17"><text:span text:style-name="T28">Styk s policií a složkami záchranného systému</text:span><text:tab/><text:tab/> <text:s/><text:span text:style-name="T30">8</text:span> hod./0 hod.</text:p>
      <text:p text:style-name="P17"><text:span text:style-name="T28">Okolní prostředí a příroda</text:span><text:tab/><text:tab/> <text:s/><text:span text:style-name="T30">8</text:span> hod./0 hod.</text:p>
      <text:p text:style-name="P70">Kontakt s majoritní společností<text:tab/><text:tab/> <text:s/><text:span text:style-name="T30">8</text:span> hod./0 hod</text:p>
      <text:p text:style-name="P39"><text:s/></text:p>
      <text:p text:style-name="P73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7"/>
      <text:p text:style-name="P73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8"/>
      <text:p text:style-name="P8"/>
      <text:p text:style-name="P8"><text:tab/><text:tab/><text:tab/><text:tab/><text:tab/><text:tab/><text:tab/><text:tab/>…........…..…………………..……….…</text:p>
      <text:p text:style-name="P14"><text:tab/><text:tab/> <text:s text:c="6"/><text:tab/><text:tab/><text:tab/><text:tab/><text:tab/><text:tab/><text:tab/> <text:s text:c="6"/><text:tab/><text:tab/> <text:s text:c="5"/>Mgr. Jana Brabcová</text:p>
      <text:p text:style-name="P14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/>
      <text:p text:style-name="P2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7"><draw:line text:anchor-type="paragraph" draw:z-index="5" draw:name="Tvar1" draw:style-name="gr1" draw:text-style-name="P76" svg:x1="0.535cm" svg:y1="0.083cm" svg:x2="20.402cm" svg:y2="0.155cm"><text:p/></draw:line></text:p>
      <text:p text:style-name="P3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5"/>
      <text:p text:style-name="P48">OSVĚDČENÍ</text:p>
      <text:p text:style-name="P51">O REKVALIFIKACI</text:p>
      <text:p text:style-name="P5">č<text:span text:style-name="T13">íslo: </text:span><text:span text:style-name="T22">AK/20</text:span><text:span text:style-name="T23">2</text:span><text:span text:style-name="T24">2</text:span><text:span text:style-name="T22">/0</text:span><text:span text:style-name="T23">0</text:span><text:span text:style-name="T25">91</text:span></text:p>
      <text:p text:style-name="P45"/>
      <text:p text:style-name="P20">po úspěšném ukončení vzdělávacího programu rekvalifikačního kurzu, podle vyhlášky MŠMT</text:p>
      <text:p text:style-name="P20">č. 176/2009 Sb., kterou se stanoví náležitosti žádosti o akreditaci vzdělávacího programu,</text:p>
      <text:p text:style-name="P20">organizace vzdělávání v rekvalifikačním zařízení a způsob jeho ukončení.</text:p>
      <text:p text:style-name="P33"/>
      <text:p text:style-name="P61">Iryna <text:span text:style-name="T38">Yazieva</text:span></text:p>
      <text:p text:style-name="P45"/>
      <text:p text:style-name="P66"><text:span text:style-name="T3">n</text:span>arozena <text:span text:style-name="T37">20. 3. 1984, Ukrajina</text:span></text:p>
      <text:p text:style-name="P54"/>
      <text:p text:style-name="P72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4"/>
      <text:p text:style-name="P72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4"/>
      <text:p text:style-name="P14"><text:tab/> <text:s text:c="2"/>Kurz proběhl v období od<text:span text:style-name="T13"> </text:span><text:span text:style-name="T14">1. 7. 2022 do 22. 7. 2022</text:span></text:p>
      <text:p text:style-name="P14"/>
      <text:p text:style-name="P14"><text:tab/> <text:s text:c="2"/>V rozsahu<text:tab/> <text:tab/> <text:s text:c="3"/>- na teorii <text:s/><text:tab/><text:tab/><text:tab/><text:tab/><text:span text:style-name="T27">6</text:span>0 vyučovacích hodin</text:p>
      <text:p text:style-name="P14"><text:tab/><text:tab/><text:tab/><text:tab/><text:tab/><text:tab/><text:tab/><text:tab/> <text:span text:style-name="T27">z toho <text:s text:c="2"/>0 distanční formou</text:span></text:p>
      <text:p text:style-name="P14"><text:tab/><text:tab/><text:tab/><text:tab/> <text:s text:c="3"/>- na praxi <text:tab/><text:tab/><text:tab/> <text:s text:c="13"/>0 hodin</text:p>
      <text:p text:style-name="P36"/>
      <text:p text:style-name="P42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4"><text:s/><text:tab/><text:tab/><text:tab/><text:tab/> <text:s text:c="62"/></text:p>
      <text:p text:style-name="P14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2"><text:span text:style-name="T27">Bydlení</text:span><text:tab/><text:tab/> <text:s/><text:span text:style-name="T27">2</text:span> hod./0 hod.</text:p>
      <text:p text:style-name="P12"><text:span text:style-name="T27">Stravování</text:span><text:tab/><text:tab/> <text:s/><text:span text:style-name="T27">2</text:span> hod./0 hod.</text:p>
      <text:p text:style-name="P12"><text:span text:style-name="T27">Denní režim</text:span><text:tab/><text:tab/> <text:s/><text:span text:style-name="T27">2</text:span> hod./0 hod.</text:p>
      <text:p text:style-name="P12"><text:span text:style-name="T27">Volný čas</text:span><text:tab/><text:tab/> <text:s/><text:span text:style-name="T27">3</text:span>hod./0 hod.</text:p>
      <text:p text:style-name="P12"><text:span text:style-name="T27">Práce</text:span><text:tab/><text:tab/> <text:s/><text:span text:style-name="T27">6</text:span> hod./0 hod.</text:p>
      <text:p text:style-name="P17"><text:span text:style-name="T28">Péče o zdraví, zdravotní pojištění</text:span><text:tab/><text:tab/> <text:s/><text:span text:style-name="T30">8</text:span> hod./0 hod.</text:p>
      <text:p text:style-name="P17"><text:span text:style-name="T27">Nakupování a služby</text:span><text:tab/><text:tab/> <text:s/><text:span text:style-name="T30">8</text:span>hod./0 hod.</text:p>
      <text:p text:style-name="P17"><text:span text:style-name="T27">Cestování</text:span><text:tab/><text:tab/> <text:s/><text:span text:style-name="T30">8</text:span> hod./0 hod.</text:p>
      <text:p text:style-name="P17"><text:span text:style-name="T29">Vzdělávání</text:span><text:tab/><text:tab/> <text:s/><text:span text:style-name="T30">8</text:span> hod./0 hod.</text:p>
      <text:p text:style-name="P17"><text:span text:style-name="T27">Styk s úřady</text:span><text:tab/><text:tab/> <text:s/><text:span text:style-name="T30">8</text:span>hod./0 hod.</text:p>
      <text:p text:style-name="P17"><text:span text:style-name="T28">Styk s policií a složkami záchranného systému</text:span><text:tab/><text:tab/> <text:s/><text:span text:style-name="T30">8</text:span> hod./0 hod.</text:p>
      <text:p text:style-name="P17"><text:span text:style-name="T28">Okolní prostředí a příroda</text:span><text:tab/><text:tab/> <text:s/><text:span text:style-name="T30">8</text:span> hod./0 hod.</text:p>
      <text:p text:style-name="P70">Kontakt s majoritní společností<text:tab/><text:tab/> <text:s/><text:span text:style-name="T30">8</text:span> hod./0 hod</text:p>
      <text:p text:style-name="P39"><text:s/></text:p>
      <text:p text:style-name="P73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9"/>
      <text:p text:style-name="P73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8"/>
      <text:p text:style-name="P8"/>
      <text:p text:style-name="P8"><text:tab/><text:tab/><text:tab/><text:tab/><text:tab/><text:tab/><text:tab/><text:tab/>…........…..…………………..……….…</text:p>
      <text:p text:style-name="P14"><text:tab/><text:tab/> <text:s text:c="6"/><text:tab/><text:tab/><text:tab/><text:tab/><text:tab/><text:tab/><text:tab/> <text:s text:c="6"/><text:tab/><text:tab/> <text:s text:c="5"/>Mgr. Jana Brabcová</text:p>
      <text:p text:style-name="P14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7"><draw:line text:anchor-type="paragraph" draw:z-index="6" draw:name="Tvar1" draw:style-name="gr1" draw:text-style-name="P76" svg:x1="0.535cm" svg:y1="0.083cm" svg:x2="20.402cm" svg:y2="0.155cm"><text:p/></draw:line></text:p>
      <text:p text:style-name="P3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5"/>
      <text:p text:style-name="P48">OSVĚDČENÍ</text:p>
      <text:p text:style-name="P51">O REKVALIFIKACI</text:p>
      <text:p text:style-name="P5">číslo: <text:span text:style-name="T22">AK/20</text:span><text:span text:style-name="T23">2</text:span><text:span text:style-name="T24">2</text:span><text:span text:style-name="T22">/0</text:span><text:span text:style-name="T23">0</text:span><text:span text:style-name="T25">92</text:span></text:p>
      <text:p text:style-name="P45"/>
      <text:p text:style-name="P20">po úspěšném ukončení vzdělávacího programu rekvalifikačního kurzu, podle vyhlášky MŠMT</text:p>
      <text:p text:style-name="P20">č. 176/2009 Sb., kterou se stanoví náležitosti žádosti o akreditaci vzdělávacího programu,</text:p>
      <text:p text:style-name="P20">organizace vzdělávání v rekvalifikačním zařízení a způsob jeho ukončení.</text:p>
      <text:p text:style-name="P33"/>
      <text:p text:style-name="P62">Yevheniia Svyrydenko</text:p>
      <text:p text:style-name="P45"/>
      <text:p text:style-name="P66"><text:span text:style-name="T3">n</text:span>arozena <text:span text:style-name="T38">4. 2. 1988, Ukrajina</text:span></text:p>
      <text:p text:style-name="P54"/>
      <text:p text:style-name="P72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4"/>
      <text:p text:style-name="P72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4"/>
      <text:p text:style-name="P14"><text:tab/> <text:s text:c="2"/>Kurz proběhl v období od<text:span text:style-name="T13"> </text:span><text:span text:style-name="T14">1. 7. 2022 do 22. 7. 2022</text:span></text:p>
      <text:p text:style-name="P14"/>
      <text:p text:style-name="P14"><text:tab/> <text:s text:c="2"/>V rozsahu<text:tab/> <text:tab/> <text:s text:c="3"/>- na teorii <text:s/><text:tab/><text:tab/><text:tab/><text:tab/><text:span text:style-name="T27">6</text:span>0 vyučovacích hodin</text:p>
      <text:p text:style-name="P14"><text:tab/><text:tab/><text:tab/><text:tab/><text:tab/><text:tab/><text:tab/><text:tab/> <text:span text:style-name="T27">z toho <text:s text:c="2"/>0 distanční formou</text:span></text:p>
      <text:p text:style-name="P14"><text:tab/><text:tab/><text:tab/><text:tab/> <text:s text:c="3"/>- na praxi <text:tab/><text:tab/><text:tab/> <text:s text:c="13"/>0 hodin</text:p>
      <text:p text:style-name="P36"/>
      <text:p text:style-name="P42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4"><text:s/><text:tab/><text:tab/><text:tab/><text:tab/> <text:s text:c="62"/></text:p>
      <text:p text:style-name="P14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2"><text:span text:style-name="T27">Bydlení</text:span><text:tab/><text:tab/> <text:s/><text:span text:style-name="T27">2</text:span> hod./0 hod.</text:p>
      <text:p text:style-name="P12"><text:span text:style-name="T27">Stravování</text:span><text:tab/><text:tab/> <text:s/><text:span text:style-name="T27">2</text:span> hod./0 hod.</text:p>
      <text:p text:style-name="P12"><text:span text:style-name="T27">Denní režim</text:span><text:tab/><text:tab/> <text:s/><text:span text:style-name="T27">2</text:span> hod./0 hod.</text:p>
      <text:p text:style-name="P12"><text:span text:style-name="T27">Volný čas</text:span><text:tab/><text:tab/> <text:s/><text:span text:style-name="T27">3</text:span>hod./0 hod.</text:p>
      <text:p text:style-name="P12"><text:span text:style-name="T27">Práce</text:span><text:tab/><text:tab/> <text:s/><text:span text:style-name="T27">6</text:span> hod./0 hod.</text:p>
      <text:p text:style-name="P17"><text:span text:style-name="T28">Péče o zdraví, zdravotní pojištění</text:span><text:tab/><text:tab/> <text:s/><text:span text:style-name="T30">8</text:span> hod./0 hod.</text:p>
      <text:p text:style-name="P17"><text:span text:style-name="T27">Nakupování a služby</text:span><text:tab/><text:tab/> <text:s/><text:span text:style-name="T30">8</text:span>hod./0 hod.</text:p>
      <text:p text:style-name="P17"><text:span text:style-name="T27">Cestování</text:span><text:tab/><text:tab/> <text:s/><text:span text:style-name="T30">8</text:span> hod./0 hod.</text:p>
      <text:p text:style-name="P17"><text:span text:style-name="T29">Vzdělávání</text:span><text:tab/><text:tab/> <text:s/><text:span text:style-name="T30">8</text:span> hod./0 hod.</text:p>
      <text:p text:style-name="P17"><text:span text:style-name="T27">Styk s úřady</text:span><text:tab/><text:tab/> <text:s/><text:span text:style-name="T30">8</text:span>hod./0 hod.</text:p>
      <text:p text:style-name="P17"><text:span text:style-name="T28">Styk s policií a složkami záchranného systému</text:span><text:tab/><text:tab/> <text:s/><text:span text:style-name="T30">8</text:span> hod./0 hod.</text:p>
      <text:p text:style-name="P17"><text:span text:style-name="T28">Okolní prostředí a příroda</text:span><text:tab/><text:tab/> <text:s/><text:span text:style-name="T30">8</text:span> hod./0 hod.</text:p>
      <text:p text:style-name="P70">Kontakt s majoritní společností<text:tab/><text:tab/> <text:s/><text:span text:style-name="T30">8</text:span> hod./0 hod</text:p>
      <text:p text:style-name="P39"><text:s/></text:p>
      <text:p text:style-name="P73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7"/>
      <text:p text:style-name="P73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8"/>
      <text:p text:style-name="P8"/>
      <text:p text:style-name="P8"><text:tab/><text:tab/><text:tab/><text:tab/><text:tab/><text:tab/><text:tab/><text:tab/>…........…..…………………..……….…</text:p>
      <text:p text:style-name="P14"><text:tab/><text:tab/> <text:s text:c="6"/><text:tab/><text:tab/><text:tab/><text:tab/><text:tab/><text:tab/><text:tab/> <text:s text:c="6"/><text:tab/><text:tab/> <text:s text:c="5"/>Mgr. Jana Brabcová</text:p>
      <text:p text:style-name="P14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7"><draw:line text:anchor-type="paragraph" draw:z-index="7" draw:name="Tvar1" draw:style-name="gr1" draw:text-style-name="P76" svg:x1="0.535cm" svg:y1="0.083cm" svg:x2="20.402cm" svg:y2="0.155cm"><text:p/></draw:line></text:p>
      <text:p text:style-name="P3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5"/>
      <text:p text:style-name="P48">OSVĚDČENÍ</text:p>
      <text:p text:style-name="P51">O REKVALIFIKACI</text:p>
      <text:p text:style-name="P5">číslo: <text:span text:style-name="T22">AK/20</text:span><text:span text:style-name="T23">2</text:span><text:span text:style-name="T24">2</text:span><text:span text:style-name="T22">/0</text:span><text:span text:style-name="T23">0</text:span><text:span text:style-name="T25">93</text:span></text:p>
      <text:p text:style-name="P45"/>
      <text:p text:style-name="P20">po úspěšném ukončení vzdělávacího programu rekvalifikačního kurzu, podle vyhlášky MŠMT</text:p>
      <text:p text:style-name="P20">č. 176/2009 Sb., kterou se stanoví náležitosti žádosti o akreditaci vzdělávacího programu,</text:p>
      <text:p text:style-name="P20">organizace vzdělávání v rekvalifikačním zařízení a způsob jeho ukončení.</text:p>
      <text:p text:style-name="P33"/>
      <text:p text:style-name="P62">Anastasiia Kryvenko</text:p>
      <text:p text:style-name="P45"/>
      <text:p text:style-name="P66"><text:span text:style-name="T3">n</text:span>arozena <text:span text:style-name="T37">24.5. 1986, Ukrajina</text:span></text:p>
      <text:p text:style-name="P54"/>
      <text:p text:style-name="P72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4"/>
      <text:p text:style-name="P72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4"/>
      <text:p text:style-name="P14"><text:tab/> <text:s text:c="2"/>Kurz proběhl v období od<text:span text:style-name="T13"> </text:span><text:span text:style-name="T14">1. 7. 2022 do 22. 7. 2022</text:span></text:p>
      <text:p text:style-name="P14"/>
      <text:p text:style-name="P14"><text:tab/> <text:s text:c="2"/>V rozsahu<text:tab/> <text:tab/> <text:s text:c="3"/>- na teorii <text:s/><text:tab/><text:tab/><text:tab/><text:tab/><text:span text:style-name="T27">6</text:span>0 vyučovacích hodin</text:p>
      <text:p text:style-name="P14"><text:tab/><text:tab/><text:tab/><text:tab/><text:tab/><text:tab/><text:tab/><text:tab/> <text:span text:style-name="T27">z toho <text:s text:c="2"/>0 distanční formou</text:span></text:p>
      <text:p text:style-name="P14"><text:tab/><text:tab/><text:tab/><text:tab/> <text:s text:c="3"/>- na praxi <text:tab/><text:tab/><text:tab/> <text:s text:c="13"/>0 hodin</text:p>
      <text:p text:style-name="P36"/>
      <text:p text:style-name="P42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4"><text:s/><text:tab/><text:tab/><text:tab/><text:tab/> <text:s text:c="62"/></text:p>
      <text:p text:style-name="P14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2"><text:span text:style-name="T27">Bydlení</text:span><text:tab/><text:tab/> <text:s/><text:span text:style-name="T27">2</text:span> hod./0 hod.</text:p>
      <text:p text:style-name="P12"><text:span text:style-name="T27">Stravování</text:span><text:tab/><text:tab/> <text:s/><text:span text:style-name="T27">2</text:span> hod./0 hod.</text:p>
      <text:p text:style-name="P12"><text:span text:style-name="T27">Denní režim</text:span><text:tab/><text:tab/> <text:s/><text:span text:style-name="T27">2</text:span> hod./0 hod.</text:p>
      <text:p text:style-name="P12"><text:span text:style-name="T27">Volný čas</text:span><text:tab/><text:tab/> <text:s/><text:span text:style-name="T27">3</text:span>hod./0 hod.</text:p>
      <text:p text:style-name="P12"><text:span text:style-name="T27">Práce</text:span><text:tab/><text:tab/> <text:s/><text:span text:style-name="T27">6</text:span> hod./0 hod.</text:p>
      <text:p text:style-name="P17"><text:span text:style-name="T28">Péče o zdraví, zdravotní pojištění</text:span><text:tab/><text:tab/> <text:s/><text:span text:style-name="T30">8</text:span> hod./0 hod.</text:p>
      <text:p text:style-name="P17"><text:span text:style-name="T27">Nakupování a služby</text:span><text:tab/><text:tab/> <text:s/><text:span text:style-name="T30">8</text:span>hod./0 hod.</text:p>
      <text:p text:style-name="P17"><text:span text:style-name="T27">Cestování</text:span><text:tab/><text:tab/> <text:s/><text:span text:style-name="T30">8</text:span> hod./0 hod.</text:p>
      <text:p text:style-name="P17"><text:span text:style-name="T29">Vzdělávání</text:span><text:tab/><text:tab/> <text:s/><text:span text:style-name="T30">8</text:span> hod./0 hod.</text:p>
      <text:p text:style-name="P17"><text:span text:style-name="T27">Styk s úřady</text:span><text:tab/><text:tab/> <text:s/><text:span text:style-name="T30">8</text:span>hod./0 hod.</text:p>
      <text:p text:style-name="P17"><text:span text:style-name="T28">Styk s policií a složkami záchranného systému</text:span><text:tab/><text:tab/> <text:s/><text:span text:style-name="T30">8</text:span> hod./0 hod.</text:p>
      <text:p text:style-name="P17"><text:span text:style-name="T28">Okolní prostředí a příroda</text:span><text:tab/><text:tab/> <text:s/><text:span text:style-name="T30">8</text:span> hod./0 hod.</text:p>
      <text:p text:style-name="P70">Kontakt s majoritní společností<text:tab/><text:tab/> <text:s/><text:span text:style-name="T30">8</text:span> hod./0 hod</text:p>
      <text:p text:style-name="P39"><text:s/></text:p>
      <text:p text:style-name="P73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7"/>
      <text:p text:style-name="P73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8"/>
      <text:p text:style-name="P8"/>
      <text:p text:style-name="P8"><text:tab/><text:tab/><text:tab/><text:tab/><text:tab/><text:tab/><text:tab/><text:tab/>…........…..…………………..……….…</text:p>
      <text:p text:style-name="P14"><text:tab/><text:tab/> <text:s text:c="6"/><text:tab/><text:tab/><text:tab/><text:tab/><text:tab/><text:tab/><text:tab/> <text:s text:c="6"/><text:tab/><text:tab/> <text:s text:c="5"/>Mgr. Jana Brabcová</text:p>
      <text:p text:style-name="P14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/>
      <text:p text:style-name="P2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7"><draw:line text:anchor-type="paragraph" draw:z-index="8" draw:name="Tvar1" draw:style-name="gr1" draw:text-style-name="P76" svg:x1="0.535cm" svg:y1="0.083cm" svg:x2="20.402cm" svg:y2="0.155cm"><text:p/></draw:line></text:p>
      <text:p text:style-name="P3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5"/>
      <text:p text:style-name="P48">OSVĚDČENÍ</text:p>
      <text:p text:style-name="P51">O REKVALIFIKACI</text:p>
      <text:p text:style-name="P5">číslo: <text:span text:style-name="T22">AK/20</text:span><text:span text:style-name="T23">2</text:span><text:span text:style-name="T24">2</text:span><text:span text:style-name="T22">/0</text:span><text:span text:style-name="T23">0</text:span><text:span text:style-name="T25">94</text:span></text:p>
      <text:p text:style-name="P45"/>
      <text:p text:style-name="P20">po úspěšném ukončení vzdělávacího programu rekvalifikačního kurzu, podle vyhlášky MŠMT</text:p>
      <text:p text:style-name="P20">č. 176/2009 Sb., kterou se stanoví náležitosti žádosti o akreditaci vzdělávacího programu,</text:p>
      <text:p text:style-name="P20">organizace vzdělávání v rekvalifikačním zařízení a způsob jeho ukončení.</text:p>
      <text:p text:style-name="P33"/>
      <text:p text:style-name="P62">Oleksandra Reznychuk</text:p>
      <text:p text:style-name="P45"/>
      <text:p text:style-name="P66"><text:span text:style-name="T3">n</text:span>arozena <text:span text:style-name="T37">22.7. 1995, Ukrajina</text:span></text:p>
      <text:p text:style-name="P54"/>
      <text:p text:style-name="P72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4"/>
      <text:p text:style-name="P72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4"/>
      <text:p text:style-name="P14"><text:tab/> <text:s text:c="2"/>Kurz proběhl v období od<text:span text:style-name="T13"> </text:span><text:span text:style-name="T14">1. 7. 2022 do 22. 7. 2022</text:span></text:p>
      <text:p text:style-name="P14"/>
      <text:p text:style-name="P14"><text:tab/> <text:s text:c="2"/>V rozsahu<text:tab/> <text:tab/> <text:s text:c="3"/>- na teorii <text:s/><text:tab/><text:tab/><text:tab/><text:tab/><text:span text:style-name="T27">6</text:span>0 vyučovacích hodin</text:p>
      <text:p text:style-name="P14"><text:tab/><text:tab/><text:tab/><text:tab/><text:tab/><text:tab/><text:tab/><text:tab/> <text:span text:style-name="T27">z toho <text:s text:c="2"/>0 distanční formou</text:span></text:p>
      <text:p text:style-name="P14"><text:tab/><text:tab/><text:tab/><text:tab/> <text:s text:c="3"/>- na praxi <text:tab/><text:tab/><text:tab/> <text:s text:c="13"/>0 hodin</text:p>
      <text:p text:style-name="P36"/>
      <text:p text:style-name="P42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4"><text:s/><text:tab/><text:tab/><text:tab/><text:tab/> <text:s text:c="62"/></text:p>
      <text:p text:style-name="P14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2"><text:span text:style-name="T27">Bydlení</text:span><text:tab/><text:tab/> <text:s/><text:span text:style-name="T27">2</text:span> hod./0 hod.</text:p>
      <text:p text:style-name="P12"><text:span text:style-name="T27">Stravování</text:span><text:tab/><text:tab/> <text:s/><text:span text:style-name="T27">2</text:span> hod./0 hod.</text:p>
      <text:p text:style-name="P12"><text:span text:style-name="T27">Denní režim</text:span><text:tab/><text:tab/> <text:s/><text:span text:style-name="T27">2</text:span> hod./0 hod.</text:p>
      <text:p text:style-name="P12"><text:span text:style-name="T27">Volný čas</text:span><text:tab/><text:tab/> <text:s/><text:span text:style-name="T27">3</text:span>hod./0 hod.</text:p>
      <text:p text:style-name="P12"><text:span text:style-name="T27">Práce</text:span><text:tab/><text:tab/> <text:s/><text:span text:style-name="T27">6</text:span> hod./0 hod.</text:p>
      <text:p text:style-name="P17"><text:span text:style-name="T28">Péče o zdraví, zdravotní pojištění</text:span><text:tab/><text:tab/> <text:s/><text:span text:style-name="T30">8</text:span> hod./0 hod.</text:p>
      <text:p text:style-name="P17"><text:span text:style-name="T27">Nakupování a služby</text:span><text:tab/><text:tab/> <text:s/><text:span text:style-name="T30">8</text:span>hod./0 hod.</text:p>
      <text:p text:style-name="P17"><text:span text:style-name="T27">Cestování</text:span><text:tab/><text:tab/> <text:s/><text:span text:style-name="T30">8</text:span> hod./0 hod.</text:p>
      <text:p text:style-name="P17"><text:span text:style-name="T29">Vzdělávání</text:span><text:tab/><text:tab/> <text:s/><text:span text:style-name="T30">8</text:span> hod./0 hod.</text:p>
      <text:p text:style-name="P17"><text:span text:style-name="T27">Styk s úřady</text:span><text:tab/><text:tab/> <text:s/><text:span text:style-name="T30">8</text:span>hod./0 hod.</text:p>
      <text:p text:style-name="P17"><text:span text:style-name="T28">Styk s policií a složkami záchranného systému</text:span><text:tab/><text:tab/> <text:s/><text:span text:style-name="T30">8</text:span> hod./0 hod.</text:p>
      <text:p text:style-name="P17"><text:span text:style-name="T28">Okolní prostředí a příroda</text:span><text:tab/><text:tab/> <text:s/><text:span text:style-name="T30">8</text:span> hod./0 hod.</text:p>
      <text:p text:style-name="P70">Kontakt s majoritní společností<text:tab/><text:tab/> <text:s/><text:span text:style-name="T30">8</text:span> hod./0 hod</text:p>
      <text:p text:style-name="P39"><text:s/></text:p>
      <text:p text:style-name="P73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7"/>
      <text:p text:style-name="P73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8"/>
      <text:p text:style-name="P8"/>
      <text:p text:style-name="P8"><text:tab/><text:tab/><text:tab/><text:tab/><text:tab/><text:tab/><text:tab/><text:tab/>…........…..…………………..……….…</text:p>
      <text:p text:style-name="P14"><text:tab/><text:tab/> <text:s text:c="6"/><text:tab/><text:tab/><text:tab/><text:tab/><text:tab/><text:tab/><text:tab/> <text:s text:c="6"/><text:tab/><text:tab/> <text:s text:c="5"/>Mgr. Jana Brabcová</text:p>
      <text:p text:style-name="P14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7"><draw:line text:anchor-type="paragraph" draw:z-index="9" draw:name="Tvar1" draw:style-name="gr1" draw:text-style-name="P76" svg:x1="0.535cm" svg:y1="0.083cm" svg:x2="20.402cm" svg:y2="0.155cm"><text:p/></draw:line></text:p>
      <text:p text:style-name="P30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5"/>
      <text:p text:style-name="P48">OSVĚDČENÍ</text:p>
      <text:p text:style-name="P51">O REKVALIFIKACI</text:p>
      <text:p text:style-name="P5">číslo: <text:span text:style-name="T22">AK/20</text:span><text:span text:style-name="T23">2</text:span><text:span text:style-name="T24">2</text:span><text:span text:style-name="T22">/0</text:span><text:span text:style-name="T23">0</text:span><text:span text:style-name="T25">95</text:span></text:p>
      <text:p text:style-name="P45"/>
      <text:p text:style-name="P20">po úspěšném ukončení vzdělávacího programu rekvalifikačního kurzu, podle vyhlášky MŠMT</text:p>
      <text:p text:style-name="P20">č. 176/2009 Sb., kterou se stanoví náležitosti žádosti o akreditaci vzdělávacího programu,</text:p>
      <text:p text:style-name="P20">organizace vzdělávání v rekvalifikačním zařízení a způsob jeho ukončení.</text:p>
      <text:p text:style-name="P33"/>
      <text:p text:style-name="P62">Tetiana Reznychuk</text:p>
      <text:p text:style-name="P45"/>
      <text:p text:style-name="P66"><text:span text:style-name="T3">n</text:span>arozena <text:span text:style-name="T37">28. 1. 1989, Ukrajina</text:span></text:p>
      <text:p text:style-name="P54"/>
      <text:p text:style-name="P72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4"/>
      <text:p text:style-name="P72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4"/>
      <text:p text:style-name="P14"><text:tab/> <text:s text:c="2"/>Kurz proběhl v období od<text:span text:style-name="T13"> </text:span><text:span text:style-name="T14">1. 7. 2022 do 22. 7. 2022</text:span></text:p>
      <text:p text:style-name="P14"/>
      <text:p text:style-name="P14"><text:tab/> <text:s text:c="2"/>V rozsahu<text:tab/> <text:tab/> <text:s text:c="3"/>- na teorii <text:s/><text:tab/><text:tab/><text:tab/><text:tab/><text:span text:style-name="T27">6</text:span>0 vyučovacích hodin</text:p>
      <text:p text:style-name="P14"><text:tab/><text:tab/><text:tab/><text:tab/><text:tab/><text:tab/><text:tab/><text:tab/> <text:span text:style-name="T27">z toho <text:s text:c="2"/>0 distanční formou</text:span></text:p>
      <text:p text:style-name="P14"><text:tab/><text:tab/><text:tab/><text:tab/> <text:s text:c="3"/>- na praxi <text:tab/><text:tab/><text:tab/> <text:s text:c="13"/>0 hodin</text:p>
      <text:p text:style-name="P36"/>
      <text:p text:style-name="P42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4"><text:s/><text:tab/><text:tab/><text:tab/><text:tab/> <text:s text:c="62"/></text:p>
      <text:p text:style-name="P14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2"><text:span text:style-name="T27">Bydlení</text:span><text:tab/><text:tab/> <text:s/><text:span text:style-name="T27">2</text:span> hod./0 hod.</text:p>
      <text:p text:style-name="P12"><text:span text:style-name="T27">Stravování</text:span><text:tab/><text:tab/> <text:s/><text:span text:style-name="T27">2</text:span> hod./0 hod.</text:p>
      <text:p text:style-name="P12"><text:span text:style-name="T27">Denní režim</text:span><text:tab/><text:tab/> <text:s/><text:span text:style-name="T27">2</text:span> hod./0 hod.</text:p>
      <text:p text:style-name="P12"><text:span text:style-name="T27">Volný čas</text:span><text:tab/><text:tab/> <text:s/><text:span text:style-name="T27">3</text:span>hod./0 hod.</text:p>
      <text:p text:style-name="P12"><text:span text:style-name="T27">Práce</text:span><text:tab/><text:tab/> <text:s/><text:span text:style-name="T27">6</text:span> hod./0 hod.</text:p>
      <text:p text:style-name="P17"><text:span text:style-name="T28">Péče o zdraví, zdravotní pojištění</text:span><text:tab/><text:tab/> <text:s/><text:span text:style-name="T30">8</text:span> hod./0 hod.</text:p>
      <text:p text:style-name="P17"><text:span text:style-name="T27">Nakupování a služby</text:span><text:tab/><text:tab/> <text:s/><text:span text:style-name="T30">8</text:span>hod./0 hod.</text:p>
      <text:p text:style-name="P17"><text:span text:style-name="T27">Cestování</text:span><text:tab/><text:tab/> <text:s/><text:span text:style-name="T30">8</text:span> hod./0 hod.</text:p>
      <text:p text:style-name="P17"><text:span text:style-name="T29">Vzdělávání</text:span><text:tab/><text:tab/> <text:s/><text:span text:style-name="T30">8</text:span> hod./0 hod.</text:p>
      <text:p text:style-name="P17"><text:span text:style-name="T27">Styk s úřady</text:span><text:tab/><text:tab/> <text:s/><text:span text:style-name="T30">8</text:span>hod./0 hod.</text:p>
      <text:p text:style-name="P17"><text:span text:style-name="T28">Styk s policií a složkami záchranného systému</text:span><text:tab/><text:tab/> <text:s/><text:span text:style-name="T30">8</text:span> hod./0 hod.</text:p>
      <text:p text:style-name="P17"><text:span text:style-name="T28">Okolní prostředí a příroda</text:span><text:tab/><text:tab/> <text:s/><text:span text:style-name="T30">8</text:span> hod./0 hod.</text:p>
      <text:p text:style-name="P70">Kontakt s majoritní společností<text:tab/><text:tab/> <text:s/><text:span text:style-name="T30">8</text:span> hod./0 hod</text:p>
      <text:p text:style-name="P39"><text:s/></text:p>
      <text:p text:style-name="P73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7"/>
      <text:p text:style-name="P73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8"/>
      <text:p text:style-name="P8"/>
      <text:p text:style-name="P8"><text:tab/><text:tab/><text:tab/><text:tab/><text:tab/><text:tab/><text:tab/><text:tab/>…........…..…………………..……….…</text:p>
      <text:p text:style-name="P14"><text:tab/><text:tab/> <text:s text:c="6"/><text:tab/><text:tab/><text:tab/><text:tab/><text:tab/><text:tab/><text:tab/> <text:s text:c="6"/><text:tab/><text:tab/> <text:s text:c="5"/>Mgr. Jana Brabcová</text:p>
      <text:p text:style-name="P14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0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o: <text:span text:style-name="T22">AK/20</text:span><text:span text:style-name="T23">2</text:span><text:span text:style-name="T24">2</text:span><text:span text:style-name="T22">/0</text:span><text:span text:style-name="T23">0</text:span><text:span text:style-name="T25">96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3">Oksana Oliinyk</text:p>
      <text:p text:style-name="P46"/>
      <text:p text:style-name="P67"><text:span text:style-name="T3">n</text:span>arozena <text:span text:style-name="T39">14. 3. 1975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1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o: <text:span text:style-name="T22">AK/20</text:span><text:span text:style-name="T23">2</text:span><text:span text:style-name="T24">2</text:span><text:span text:style-name="T22">/0</text:span><text:span text:style-name="T23">0</text:span><text:span text:style-name="T25">97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3">Natalia Tikh<text:span text:style-name="T41">t</text:span>iei</text:p>
      <text:p text:style-name="P46"/>
      <text:p text:style-name="P67"><text:span text:style-name="T3">n</text:span>arozena <text:span text:style-name="T37">26. 5. 1993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2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o: <text:span text:style-name="T22">AK/20</text:span><text:span text:style-name="T23">2</text:span><text:span text:style-name="T24">2</text:span><text:span text:style-name="T22">/0</text:span><text:span text:style-name="T23">0</text:span><text:span text:style-name="T25">98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3">Olha Fetisova</text:p>
      <text:p text:style-name="P46"/>
      <text:p text:style-name="P67"><text:span text:style-name="T3">n</text:span>arozena <text:span text:style-name="T39">5. 7. 1991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3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<text:span text:style-name="T13">o: </text:span><text:span text:style-name="T22">AK/20</text:span><text:span text:style-name="T23">2</text:span><text:span text:style-name="T24">2</text:span><text:span text:style-name="T22">/0</text:span><text:span text:style-name="T23">0</text:span><text:span text:style-name="T25">99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3">Olena Shaula</text:p>
      <text:p text:style-name="P46"/>
      <text:p text:style-name="P67"><text:span text:style-name="T3">n</text:span>arozena <text:span text:style-name="T39">16. 1. 1985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4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75">číslo: <text:span text:style-name="T42">AK/20</text:span><text:span text:style-name="T43">2</text:span><text:span text:style-name="T44">2</text:span><text:span text:style-name="T42">/</text:span><text:span text:style-name="T45">0081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3">Ljudmyla Vojtenko</text:p>
      <text:p text:style-name="P46"/>
      <text:p text:style-name="P67"><text:span text:style-name="T3">n</text:span>arozena <text:span text:style-name="T39">13. 2. 1967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</text:span><text:span text:style-name="T26">4</text:span><text:span text:style-name="T14">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</text:span></text:span><text:span text:style-name="Standardní_20_písmo_20_odstavce"><text:span text:style-name="T17">4</text:span></text:span><text:span text:style-name="Standardní_20_písmo_20_odstavce"><text:span text:style-name="T16">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</text:span></text:span><text:span text:style-name="Standardní_20_písmo_20_odstavce"><text:span text:style-name="T21">4</text:span></text:span><text:span text:style-name="Standardní_20_písmo_20_odstavce"><text:span text:style-name="T19">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5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o: <text:span text:style-name="T22">AK/20</text:span><text:span text:style-name="T23">2</text:span><text:span text:style-name="T24">2</text:span><text:span text:style-name="T22">/0</text:span><text:span text:style-name="T25">100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3">Alla Havriutina</text:p>
      <text:p text:style-name="P46"/>
      <text:p text:style-name="P67"><text:span text:style-name="T3">n</text:span>arozena <text:span text:style-name="T39">4. 10. 1980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6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<text:span text:style-name="T13">o: </text:span><text:span text:style-name="T22">AK/20</text:span><text:span text:style-name="T23">2</text:span><text:span text:style-name="T24">2</text:span><text:span text:style-name="T22">/0</text:span><text:span text:style-name="T25">101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3">Iryna Vakish</text:p>
      <text:p text:style-name="P46"/>
      <text:p text:style-name="P67"><text:span text:style-name="T3">n</text:span>arozena <text:span text:style-name="T39">3. 8. 1982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7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o: <text:span text:style-name="T22">AK/20</text:span><text:span text:style-name="T23">2</text:span><text:span text:style-name="T24">2</text:span><text:span text:style-name="T22">/0</text:span><text:span text:style-name="T25">102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3">Dariia Kravchuk</text:p>
      <text:p text:style-name="P46"/>
      <text:p text:style-name="P67"><text:span text:style-name="T3">n</text:span>arozena <text:span text:style-name="T39">3. 8. 1987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8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o: <text:span text:style-name="T22">AK/20</text:span><text:span text:style-name="T23">2</text:span><text:span text:style-name="T24">2</text:span><text:span text:style-name="T22">/0</text:span><text:span text:style-name="T25">103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3">Nataliia Franzheva</text:p>
      <text:p text:style-name="P46"/>
      <text:p text:style-name="P67"><text:span text:style-name="T3">n</text:span>arozena <text:span text:style-name="T39">5. 7. 1984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19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o: <text:span text:style-name="T22">AK/20</text:span><text:span text:style-name="T23">2</text:span><text:span text:style-name="T24">2</text:span><text:span text:style-name="T22">/0</text:span><text:span text:style-name="T25">104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4">Nataliia Piterova</text:p>
      <text:p text:style-name="P46"/>
      <text:p text:style-name="P67"><text:span text:style-name="T3">n</text:span>arozena <text:span text:style-name="T40">18. 11. 1963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20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o: <text:span text:style-name="T22">AK/20</text:span><text:span text:style-name="T23">2</text:span><text:span text:style-name="T24">2</text:span><text:span text:style-name="T22">/0</text:span><text:span text:style-name="T25">105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4">Inna Lutsyshyna</text:p>
      <text:p text:style-name="P46"/>
      <text:p text:style-name="P67"><text:span text:style-name="T3">n</text:span>arozena <text:span text:style-name="T40">21. 1. 1989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21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íslo: <text:span text:style-name="T22">AK/20</text:span><text:span text:style-name="T23">2</text:span><text:span text:style-name="T24">2</text:span><text:span text:style-name="T22">/0</text:span><text:span text:style-name="T25">106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4">Lidiia Zykunova</text:p>
      <text:p text:style-name="P46"/>
      <text:p text:style-name="P67"><text:span text:style-name="T3">n</text:span>arozena <text:span text:style-name="T37">8. 4. 1991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3"/>
      <text:p text:style-name="P3"/>
      <text:p text:style-name="P3"/>
      <text:p text:style-name="P25"/>
      <text:p text:style-name="P25">Grafia, s<text:span text:style-name="T1">pol</text:span>ečnost s ručením omezeným, Budilova <text:span text:style-name="T1">1511/</text:span>4, 301 <text:span text:style-name="T1">00</text:span> Plzeň – <text:span text:style-name="T1">Jižní Předměstí</text:span></text:p>
      <text:p text:style-name="P28"><draw:line text:anchor-type="paragraph" draw:z-index="22" draw:name="Tvar1" draw:style-name="gr1" draw:text-style-name="P76" svg:x1="0.535cm" svg:y1="0.083cm" svg:x2="20.402cm" svg:y2="0.155cm"><text:p/></draw:line></text:p>
      <text:p text:style-name="P31">Vzdělávací program akreditován MŠMT dne <text:span text:style-name="T2">31</text:span>. <text:span text:style-name="T2">5</text:span>. 20<text:span text:style-name="T2">22</text:span> pod čj. : MSMT-<text:span text:style-name="T2">13830</text:span>/20<text:span text:style-name="T2">22</text:span>-<text:span text:style-name="T2">3</text:span></text:p>
      <text:p text:style-name="P46"/>
      <text:p text:style-name="P49">OSVĚDČENÍ</text:p>
      <text:p text:style-name="P52">O REKVALIFIKACI</text:p>
      <text:p text:style-name="P6">č<text:span text:style-name="T13">íslo: </text:span><text:span text:style-name="T22">AK/20</text:span><text:span text:style-name="T23">2</text:span><text:span text:style-name="T24">2</text:span><text:span text:style-name="T22">/0</text:span><text:span text:style-name="T25">107</text:span></text:p>
      <text:p text:style-name="P46"/>
      <text:p text:style-name="P21">po úspěšném ukončení vzdělávacího programu rekvalifikačního kurzu, podle vyhlášky MŠMT</text:p>
      <text:p text:style-name="P21">č. 176/2009 Sb., kterou se stanoví náležitosti žádosti o akreditaci vzdělávacího programu,</text:p>
      <text:p text:style-name="P21">organizace vzdělávání v rekvalifikačním zařízení a způsob jeho ukončení.</text:p>
      <text:p text:style-name="P34"/>
      <text:p text:style-name="P64">Anastasiia Mykhailova</text:p>
      <text:p text:style-name="P46"/>
      <text:p text:style-name="P67"><text:span text:style-name="T3">n</text:span>arozena <text:span text:style-name="T40">10. 7. 1992, Ukrajina</text:span></text:p>
      <text:p text:style-name="P55"/>
      <text:p text:style-name="P74"><text:span text:style-name="T5"><text:tab/> <text:s text:c="2"/></text:span><text:span text:style-name="Standardní_20_písmo_20_odstavce"><text:span text:style-name="T8">absolvovala rekvalifikační program:</text:span></text:span><text:span text:style-name="Standardní_20_písmo_20_odstavce"><text:span text:style-name="T9"> </text:span></text:span><text:span text:style-name="Standardní_20_písmo_20_odstavce"><text:span text:style-name="T10">Český jazyk pro cizince - základní kurz</text:span></text:span></text:p>
      <text:p text:style-name="P15"/>
      <text:p text:style-name="P74"><text:span text:style-name="Standardní_20_písmo_20_odstavce"><text:span text:style-name="T8"><text:tab/> <text:s text:c="2"/>pro pracovní činnost: <text:s/></text:span></text:span><text:span text:style-name="Standardní_20_písmo_20_odstavce"><text:span text:style-name="T9"><text:s/></text:span></text:span><text:span text:style-name="Standardní_20_písmo_20_odstavce"><text:span text:style-name="T10">Český jazyk pro cizince - základní kurz</text:span></text:span></text:p>
      <text:p text:style-name="P15"/>
      <text:p text:style-name="P15"><text:tab/> <text:s text:c="2"/>Kurz proběhl v období od<text:span text:style-name="T13"> </text:span><text:span text:style-name="T14">1. 7. 2022 do 22. 7. 2022</text:span></text:p>
      <text:p text:style-name="P15"/>
      <text:p text:style-name="P15"><text:tab/> <text:s text:c="2"/>V rozsahu<text:tab/> <text:tab/> <text:s text:c="3"/>- na teorii <text:s/><text:tab/><text:tab/><text:tab/><text:tab/><text:span text:style-name="T27">6</text:span>0 vyučovacích hodin</text:p>
      <text:p text:style-name="P15"><text:tab/><text:tab/><text:tab/><text:tab/><text:tab/><text:tab/><text:tab/><text:tab/> <text:span text:style-name="T27">z toho <text:s text:c="2"/>0 distanční formou</text:span></text:p>
      <text:p text:style-name="P15"><text:tab/><text:tab/><text:tab/><text:tab/> <text:s text:c="3"/>- na praxi <text:tab/><text:tab/><text:tab/> <text:s text:c="13"/>0 hodin</text:p>
      <text:p text:style-name="P37"/>
      <text:p text:style-name="P43"><text:tab/> <text:s text:c="2"/><text:span text:style-name="T5">Vzdělávací program obsahoval tyto t</text:span><text:span text:style-name="T6">e</text:span><text:span text:style-name="T5">matické celky:<text:tab/><text:tab/><text:tab/><text:tab/> <text:s text:c="11"/></text:span><text:span text:style-name="Standardní_20_písmo_20_odstavce"><text:span text:style-name="T5">Teorie/Praxe</text:span></text:span></text:p>
      <text:p text:style-name="P55"><text:s/><text:tab/><text:tab/><text:tab/><text:tab/> <text:s text:c="62"/></text:p>
      <text:p text:style-name="P15"><text:tab/> <text:s text:c="2"/><text:span text:style-name="T27">Osobní údaje, rodina…………………………………………………………………..………………</text:span>.…… <text:s text:c="3"/><text:span text:style-name="T27">4</text:span> hod./0 hod.</text:p>
      <text:p text:style-name="P13"><text:span text:style-name="T27">Bydlení</text:span><text:tab/><text:tab/> <text:s/><text:span text:style-name="T27">2</text:span> hod./0 hod.</text:p>
      <text:p text:style-name="P13"><text:span text:style-name="T27">Stravování</text:span><text:tab/><text:tab/> <text:s/><text:span text:style-name="T27">2</text:span> hod./0 hod.</text:p>
      <text:p text:style-name="P13"><text:span text:style-name="T27">Denní režim</text:span><text:tab/><text:tab/> <text:s/><text:span text:style-name="T27">2</text:span> hod./0 hod.</text:p>
      <text:p text:style-name="P13"><text:span text:style-name="T27">Volný čas</text:span><text:tab/><text:tab/> <text:s/><text:span text:style-name="T27">3</text:span>hod./0 hod.</text:p>
      <text:p text:style-name="P13"><text:span text:style-name="T27">Práce</text:span><text:tab/><text:tab/> <text:s/><text:span text:style-name="T27">6</text:span> hod./0 hod.</text:p>
      <text:p text:style-name="P18"><text:span text:style-name="T28">Péče o zdraví, zdravotní pojištění</text:span><text:tab/><text:tab/> <text:s/><text:span text:style-name="T30">8</text:span> hod./0 hod.</text:p>
      <text:p text:style-name="P18"><text:span text:style-name="T27">Nakupování a služby</text:span><text:tab/><text:tab/> <text:s/><text:span text:style-name="T30">8</text:span>hod./0 hod.</text:p>
      <text:p text:style-name="P18"><text:span text:style-name="T27">Cestování</text:span><text:tab/><text:tab/> <text:s/><text:span text:style-name="T30">8</text:span> hod./0 hod.</text:p>
      <text:p text:style-name="P18"><text:span text:style-name="T29">Vzdělávání</text:span><text:tab/><text:tab/> <text:s/><text:span text:style-name="T30">8</text:span> hod./0 hod.</text:p>
      <text:p text:style-name="P18"><text:span text:style-name="T27">Styk s úřady</text:span><text:tab/><text:tab/> <text:s/><text:span text:style-name="T30">8</text:span>hod./0 hod.</text:p>
      <text:p text:style-name="P18"><text:span text:style-name="T28">Styk s policií a složkami záchranného systému</text:span><text:tab/><text:tab/> <text:s/><text:span text:style-name="T30">8</text:span> hod./0 hod.</text:p>
      <text:p text:style-name="P18"><text:span text:style-name="T28">Okolní prostředí a příroda</text:span><text:tab/><text:tab/> <text:s/><text:span text:style-name="T30">8</text:span> hod./0 hod.</text:p>
      <text:p text:style-name="P71">Kontakt s majoritní společností<text:tab/><text:tab/> <text:s/><text:span text:style-name="T30">8</text:span> hod./0 hod</text:p>
      <text:p text:style-name="P40"><text:s/></text:p>
      <text:p text:style-name="P74"><text:span text:style-name="Standardní_20_písmo_20_odstavce"><text:span text:style-name="T7"><text:tab/></text:span></text:span><text:span text:style-name="Standardní_20_písmo_20_odstavce"><text:span text:style-name="T12"> </text:span></text:span><text:span text:style-name="Standardní_20_písmo_20_odstavce"><text:span text:style-name="T11"><text:s text:c="2"/>Jmenovaná vykonala úspěšně závěrečné zkoušky dne:</text:span></text:span><text:span text:style-name="Standardní_20_písmo_20_odstavce"><text:span text:style-name="T35"> </text:span></text:span><text:span text:style-name="Standardní_20_písmo_20_odstavce"><text:span text:style-name="T16">22.7</text:span></text:span><text:span text:style-name="Standardní_20_písmo_20_odstavce"><text:span text:style-name="T15">. 2022</text:span></text:span></text:p>
      <text:p text:style-name="P58"/>
      <text:p text:style-name="P74"><text:span text:style-name="T5"><text:tab/> <text:s text:c="2"/></text:span><text:span text:style-name="Standardní_20_písmo_20_odstavce"><text:span text:style-name="T8">V Plzni dne</text:span></text:span><text:span text:style-name="Standardní_20_písmo_20_odstavce"><text:span text:style-name="T36"> </text:span></text:span><text:span text:style-name="Standardní_20_písmo_20_odstavce"><text:span text:style-name="T19">22.7</text:span></text:span><text:span text:style-name="Standardní_20_písmo_20_odstavce"><text:span text:style-name="T20">. 2022</text:span></text:span></text:p>
      <text:p text:style-name="P9"/>
      <text:p text:style-name="P9"/>
      <text:p text:style-name="P9"><text:tab/><text:tab/><text:tab/><text:tab/><text:tab/><text:tab/><text:tab/><text:tab/>…........…..…………………..……….…</text:p>
      <text:p text:style-name="P15"><text:tab/><text:tab/> <text:s text:c="6"/><text:tab/><text:tab/><text:tab/><text:tab/><text:tab/><text:tab/><text:tab/> <text:s text:c="6"/><text:tab/><text:tab/> <text:s text:c="5"/>Mgr. Jana Brabcová</text:p>
      <text:p text:style-name="P15"><text:s text:c="18"/><text:tab/> <text:s text:c="16"/><text:tab/><text:tab/> <text:s text:c="21"/>L.S. <text:s text:c="21"/><text:tab/> <text:s text:c="2"/>statutární zástupce vzdělávacího zařízení, <text:span text:style-name="T4">garant kurzu</text:span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fill-image draw:name="osvedceni_5f_kurzy_5f_2017_5f_bez_5f_letopoctu_5f_bez_5f_logA" draw:display-name="osvedceni_kurzy_2017_bez_letopoctu_bez_logA" xlink:href="Pictures/10000000000004A60000069464002B6C5232081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ní_20_písmo_20_odstavce" style:display-name="Standardní písmo odstavce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osvedceni_5f_kurzy_5f_2017_5f_bez_5f_letopoctu_5f_bez_5f_logA" style:repeat="stretch" style:footnote-max-height="0cm" loext:margin-gutter="0cm">
        <style:background-image xlink:href="Pictures/10000000000004A60000069464002B6C52320810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border" draw:fill-image-name="osvedceni_5f_kurzy_5f_2017_5f_bez_5f_letopoctu_5f_bez_5f_logA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1T15:31:55.293000000</meta:creation-date>
    <dc:date>2022-07-26T08:43:14.681000000</dc:date>
    <meta:editing-duration>PT3H1M19S</meta:editing-duration>
    <meta:editing-cycles>26</meta:editing-cycles>
    <meta:generator>LibreOffice/7.2.6.2$Windows_X86_64 LibreOffice_project/b0ec3a565991f7569a5a7f5d24fed7f52653d754</meta:generator>
    <meta:document-statistic meta:table-count="0" meta:image-count="0" meta:object-count="0" meta:page-count="23" meta:paragraph-count="874" meta:word-count="5173" meta:character-count="42041" meta:non-whitespace-character-count="30060"/>
  </office:meta>
</office:document-meta>
</file>